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fo:border="thin solid #000000" style:vertical-align="automatic" fo:wrap-option="wrap" fo:background-color="transparent" style:cell-protect="protected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Normal_32_2" style:data-style-name="N0">
      <style:table-cell-properties fo:border="thin solid #000000" style:vertical-align="automatic" fo:wrap-option="wrap" fo:background-color="transparent" style:cell-protect="protected"/>
      <style:text-properties fo:font-size="12pt" style:font-size-asian="12pt" style:font-size-complex="12pt"/>
    </style:style>
    <style:style style:name="co1" style:family="table-column">
      <style:table-column-properties fo:break-before="auto" style:column-width="3.7703125cm"/>
    </style:style>
    <style:style style:name="co2" style:family="table-column">
      <style:table-column-properties fo:break-before="auto" style:column-width="4.59052083333333cm"/>
    </style:style>
    <style:style style:name="co3" style:family="table-column">
      <style:table-column-properties fo:break-before="auto" style:column-width="1.79916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7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/>
          <table:table-cell table:style-name="ce1"/>
          <table:table-cell office:value-type="string" table:style-name="ce1">
            <text:p>p_1</text:p>
          </table:table-cell>
          <table:table-cell office:value-type="string" table:style-name="ce1">
            <text:p>q_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p_2</text:p>
          </table:table-cell>
          <table:table-cell office:value-type="string" table:style-name="ce1">
            <text:p>q_2</text:p>
          </table:table-cell>
          <table:table-cell office:value-type="string" table:style-name="ce1">
            <text:p>e</text:p>
          </table:table-cell>
          <table:table-cell table:number-columns-repeated="2" table:style-name="ce1"/>
          <table:table-cell office:value-type="string" table:style-name="ce1">
            <text:p>n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_1</text:p>
          </table:table-cell>
          <table:table-cell table:style-name="ce1"/>
          <table:table-cell office:value-type="string" table:style-name="ce1">
            <text:p>m_2</text:p>
          </table:table-cell>
          <table:table-cell office:value-type="string" table:style-name="ce1">
            <text:p>m_3</text:p>
          </table:table-cell>
          <table:table-cell table:number-columns-repeated="16368" table:style-name="ce1"/>
        </table:table-row>
        <table:table-row table:style-name="ro2">
          <table:table-cell/>
          <table:table-cell office:value-type="string" table:style-name="ce4">
            <text:p>13-887-302</text:p>
          </table:table-cell>
          <table:table-cell office:value-type="float" office:value="1223" table:style-name="ce1">
            <text:p>1223</text:p>
          </table:table-cell>
          <table:table-cell office:value-type="float" office:value="6451" table:style-name="ce1">
            <text:p>6451</text:p>
          </table:table-cell>
          <table:table-cell office:value-type="float" office:value="7" table:style-name="ce1">
            <text:p>7</text:p>
          </table:table-cell>
          <table:table-cell office:value-type="float" office:value="4397" table:style-name="ce1">
            <text:p>4397</text:p>
          </table:table-cell>
          <table:table-cell office:value-type="float" office:value="6553" table:style-name="ce1">
            <text:p>6553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59874043" table:style-name="ce1">
            <text:p>5987404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n encryption</text:p>
          </table:table-cell>
          <table:table-cell table:style-name="ce1"/>
          <table:table-cell office:value-type="string" table:style-name="ce1">
            <text:p><text:s/>28622196 <text:s text:c="3"/>21971577 <text:s text:c="3"/>27158728 <text:s text:c="4"/>7214722 <text:s text:c="3"/>23473607 <text:s text:c="4"/>1701273 <text:s text:c="4"/>4740891 <text:s text:c="3"/>27230503 <text:s text:c="4"/>1720257</text:p>
          </table:table-cell>
          <table:table-cell office:value-type="string" table:style-name="ce1">
            <text:p>20448190 <text:s text:c="3"/>34578021 <text:s text:c="3"/>32142976 <text:s text:c="3"/>55767470 <text:s text:c="3"/>32142976 <text:s text:c="3"/>58856476 <text:s text:c="3"/>47501526 <text:s text:c="3"/>32142976 <text:s text:c="4"/>1034819</text:p>
          </table:table-cell>
          <table:table-cell table:number-columns-repeated="16368" table:style-name="ce1"/>
        </table:table-row>
        <table:table-row table:style-name="ro2">
          <table:table-cell/>
          <table:table-cell office:value-type="string" table:style-name="ce4">
            <text:p>11-653-789</text:p>
          </table:table-cell>
          <table:table-cell office:value-type="float" office:value="6451" table:style-name="ce1">
            <text:p>6451</text:p>
          </table:table-cell>
          <table:table-cell office:value-type="float" office:value="13367" table:style-name="ce1">
            <text:p>13367</text:p>
          </table:table-cell>
          <table:table-cell office:value-type="float" office:value="7" table:style-name="ce1">
            <text:p>7</text:p>
          </table:table-cell>
          <table:table-cell office:value-type="float" office:value="7879" table:style-name="ce1">
            <text:p>7879</text:p>
          </table:table-cell>
          <table:table-cell office:value-type="float" office:value="11587" table:style-name="ce1">
            <text:p>11587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94729993" table:style-name="ce1">
            <text:p>94729993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with the novel</text:p>
          </table:table-cell>
          <table:table-cell table:style-name="ce1"/>
          <table:table-cell office:value-type="string" table:style-name="ce1">
            <text:p>3680043 <text:s text:c="3"/>82411494 <text:s text:c="3"/>52490519 <text:s text:c="4"/>3680043 <text:s text:c="3"/>11293606 <text:s text:c="3"/>82411494 <text:s text:c="4"/>5802786 <text:s text:c="3"/>9936269</text:p>
          </table:table-cell>
          <table:table-cell office:value-type="string" table:style-name="ce1">
            <text:p>68088123 <text:s text:c="3"/>41089920 <text:s text:c="3"/>61640887 <text:s text:c="3"/>68088123 <text:s text:c="3"/>33554432 <text:s text:c="4"/>3638134 <text:s text:c="3"/>41851974 <text:s text:c="2"/>39858633 <text:s text:c="3"/>10131853 <text:s text:c="3"/>68996563 <text:s text:c="3"/>36901199 <text:s text:c="3"/>10131853 <text:s text:c="3"/>76136512</text:p>
          </table:table-cell>
          <table:table-cell table:number-columns-repeated="16368" table:style-name="ce1"/>
        </table:table-row>
        <table:table-row table:style-name="ro2">
          <table:table-cell/>
          <table:table-cell office:value-type="string" table:style-name="ce4">
            <text:p>20-269-478</text:p>
          </table:table-cell>
          <table:table-cell office:value-type="float" office:value="9679" table:style-name="ce1">
            <text:p>9679</text:p>
          </table:table-cell>
          <table:table-cell office:value-type="float" office:value="31393" table:style-name="ce1">
            <text:p>31393</text:p>
          </table:table-cell>
          <table:table-cell office:value-type="float" office:value="5" table:style-name="ce1">
            <text:p>5</text:p>
          </table:table-cell>
          <table:table-cell office:value-type="float" office:value="19319" table:style-name="ce1">
            <text:p>19319</text:p>
          </table:table-cell>
          <table:table-cell office:value-type="float" office:value="40153" table:style-name="ce1">
            <text:p>40153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78427367" table:style-name="ce1">
            <text:p>78427367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revealing</text:p>
          </table:table-cell>
          <table:table-cell table:style-name="ce1"/>
          <table:table-cell office:value-type="string" table:style-name="ce1">
            <text:p>5706795 <text:s text:c="3"/>37360752 <text:s text:c="3"/>33554432 <text:s text:c="2"/>11293606 <text:s text:c="3"/>37360752 <text:s text:c="3"/>15327307 <text:s text:c="3"/>82411494 <text:s text:c="4"/>9936269 <text:s text:c="4"/>3680043 <text:s text:c="3"/>5802786 <text:s text:c="3"/>72953378 <text:s text:c="3"/>52490519 <text:s text:c="2"/>37360752</text:p>
          </table:table-cell>
          <table:table-cell office:value-type="string" table:style-name="ce1">
            <text:p>65445981 <text:s text:c="5"/>833323 <text:s text:c="3"/>56393491 <text:s text:c="3"/>33554432 <text:s text:c="3"/>39724391 <text:s text:c="3"/>67125013 <text:s text:c="5"/>833323 <text:s text:c="2"/>36165923 <text:s text:c="3"/>33554432 <text:s text:c="3"/>27489765 <text:s text:c="3"/>67125013 <text:s text:c="3"/>63309587</text:p>
          </table:table-cell>
          <table:table-cell table:number-columns-repeated="16368" table:style-name="ce1"/>
        </table:table-row>
        <table:table-row table:style-name="ro2">
          <table:table-cell/>
          <table:table-cell office:value-type="string" table:style-name="ce4">
            <text:p>20-260-089</text:p>
          </table:table-cell>
          <table:table-cell office:value-type="float" office:value="1229" table:style-name="ce1">
            <text:p>1229</text:p>
          </table:table-cell>
          <table:table-cell office:value-type="float" office:value="46451" table:style-name="ce1">
            <text:p>46451</text:p>
          </table:table-cell>
          <table:table-cell office:value-type="float" office:value="3" table:style-name="ce1">
            <text:p>3</text:p>
          </table:table-cell>
          <table:table-cell office:value-type="float" office:value="709" table:style-name="ce1">
            <text:p>709</text:p>
          </table:table-cell>
          <table:table-cell office:value-type="float" office:value="53327" table:style-name="ce1">
            <text:p>53327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74388689" table:style-name="ce1">
            <text:p>74388689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thereby</text:p>
          </table:table-cell>
          <table:table-cell table:style-name="ce1"/>
          <table:table-cell office:value-type="string" table:style-name="ce1">
            <text:p>9444737 <text:s text:c="3"/>37050990 <text:s text:c="4"/>3227553 <text:s text:c="3"/>37050990 <text:s text:c="4"/>4732896 <text:s text:c="3"/>23449684 <text:s text:c="3"/>33554432 <text:s text:c="2"/>19508711 <text:s text:c="3"/>29890421 <text:s text:c="3"/>37050990</text:p>
          </table:table-cell>
          <table:table-cell office:value-type="string" table:style-name="ce1">
            <text:p>36689125 <text:s text:c="3"/>11061053 <text:s text:c="3"/>66787729 <text:s text:c="3"/>66787729 <text:s text:c="3"/>18913872 <text:s/>12761804 <text:s text:c="3"/>57936475 <text:s text:c="3"/>11061053 <text:s text:c="3"/>50359351 <text:s text:c="3"/>29264190 <text:s/>43198986 <text:s text:c="3"/>50359351 <text:s text:c="3"/>46297964</text:p>
          </table:table-cell>
          <table:table-cell table:number-columns-repeated="16368" table:style-name="ce1"/>
        </table:table-row>
        <table:table-row table:style-name="ro2">
          <table:table-cell/>
          <table:table-cell office:value-type="string" table:style-name="ce4">
            <text:p>20-260-048</text:p>
          </table:table-cell>
          <table:table-cell office:value-type="float" office:value="12601" table:style-name="ce1">
            <text:p>12601</text:p>
          </table:table-cell>
          <table:table-cell office:value-type="float" office:value="5503" table:style-name="ce1">
            <text:p>5503</text:p>
          </table:table-cell>
          <table:table-cell office:value-type="float" office:value="11" table:style-name="ce1">
            <text:p>11</text:p>
          </table:table-cell>
          <table:table-cell office:value-type="float" office:value="10631" table:style-name="ce1">
            <text:p>10631</text:p>
          </table:table-cell>
          <table:table-cell office:value-type="float" office:value="2677" table:style-name="ce1">
            <text:p>2677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76788233" table:style-name="ce1">
            <text:p>76788233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decryption</text:p>
          </table:table-cell>
          <table:table-cell table:style-name="ce1"/>
          <table:table-cell office:value-type="string" table:style-name="ce1">
            <text:p>2459856 <text:s text:c="4"/>8423650 <text:s text:c="4"/>4542073 <text:s text:c="3"/>22126685 <text:s text:c="4"/>9499659 <text:s text:c="3"/>16706501 <text:s text:c="4"/>3215422</text:p>
          </table:table-cell>
          <table:table-cell office:value-type="string" table:style-name="ce1">
            <text:p>33988210 <text:s text:c="3"/>63846394 <text:s text:c="3"/>71843062 <text:s text:c="3"/>33554432 <text:s text:c="3"/>40228967 <text:s text:c="3"/>59184369 <text:s text:c="3"/>33958524</text:p>
          </table:table-cell>
          <table:table-cell table:number-columns-repeated="16368" table:style-name="ce1"/>
        </table:table-row>
        <table:table-row table:style-name="ro2">
          <table:table-cell/>
          <table:table-cell office:value-type="string" table:style-name="ce4">
            <text:p>13-614-979</text:p>
          </table:table-cell>
          <table:table-cell office:value-type="float" office:value="613" table:style-name="ce1">
            <text:p>613</text:p>
          </table:table-cell>
          <table:table-cell office:value-type="float" office:value="71333" table:style-name="ce1">
            <text:p>71333</text:p>
          </table:table-cell>
          <table:table-cell office:value-type="float" office:value="5" table:style-name="ce1">
            <text:p>5</text:p>
          </table:table-cell>
          <table:table-cell office:value-type="float" office:value="9181" table:style-name="ce1">
            <text:p>9181</text:p>
          </table:table-cell>
          <table:table-cell office:value-type="float" office:value="7607" table:style-name="ce1">
            <text:p>7607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59581517" table:style-name="ce1">
            <text:p>59581517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mportant</text:p>
          </table:table-cell>
          <table:table-cell table:style-name="ce1"/>
          <table:table-cell office:value-type="string" table:style-name="ce1">
            <text:p>64129041 <text:s text:c="3"/>39544690 <text:s text:c="3"/>43345112 <text:s text:c="3"/>23169428 <text:s text:c="3"/>50663390 <text:s text:c="3"/>67264627 <text:s text:c="3"/>24190400 <text:s text:c="2"/>50663390 <text:s text:c="3"/>43345112 <text:s text:c="3"/>64129041 <text:s text:c="3"/>50663390 <text:s text:c="3"/>23169428 <text:s text:c="3"/>66612214</text:p>
          </table:table-cell>
          <table:table-cell office:value-type="string" table:style-name="ce1">
            <text:p>18949064 <text:s text:c="3"/>29356844 <text:s text:c="3"/>13081887 <text:s text:c="3"/>21787626 <text:s text:c="3"/>45570224 <text:s text:c="4"/>9688275 <text:s text:c="3"/>21787626 <text:s text:c="4"/>34605777</text:p>
          </table:table-cell>
          <table:table-cell table:number-columns-repeated="16368" table:style-name="ce1"/>
        </table:table-row>
        <table:table-row table:style-name="ro2">
          <table:table-cell/>
          <table:table-cell office:value-type="string" table:style-name="ce4">
            <text:p>00-113-225</text:p>
          </table:table-cell>
          <table:table-cell office:value-type="float" office:value="15277" table:style-name="ce1">
            <text:p>15277</text:p>
          </table:table-cell>
          <table:table-cell office:value-type="float" office:value="4817" table:style-name="ce1">
            <text:p>4817</text:p>
          </table:table-cell>
          <table:table-cell office:value-type="float" office:value="5" table:style-name="ce1">
            <text:p>5</text:p>
          </table:table-cell>
          <table:table-cell office:value-type="float" office:value="25253" table:style-name="ce1">
            <text:p>25253</text:p>
          </table:table-cell>
          <table:table-cell office:value-type="float" office:value="859" table:style-name="ce1">
            <text:p>859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36904181" table:style-name="ce1">
            <text:p>3690418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or other</text:p>
          </table:table-cell>
          <table:table-cell table:style-name="ce1"/>
          <table:table-cell office:value-type="string" table:style-name="ce1">
            <text:p>4784746 <text:s text:c="3"/>11014233 <text:s text:c="4"/>8661273 <text:s text:c="3"/>15230087 <text:s text:c="3"/>13051775 <text:s text:c="3"/>11014233</text:p>
          </table:table-cell>
          <table:table-cell office:value-type="string" table:style-name="ce1">
            <text:p>34100253 <text:s text:c="3"/>29313097 <text:s text:c="3"/>25570265 <text:s text:c="3"/>14877084 <text:s text:c="5"/>793230 <text:s text:c="3"/>33554432 <text:s text:c="3"/>25570265 <text:s text:c="2"/>27067523 <text:s text:c="3"/>29313097 <text:s text:c="3"/>33554432 <text:s text:c="3"/>14877084 <text:s text:c="3"/>22275015 <text:s text:c="4"/>4937587</text:p>
          </table:table-cell>
          <table:table-cell table:number-columns-repeated="16368" table:style-name="ce1"/>
        </table:table-row>
        <table:table-row table:style-name="ro2">
          <table:table-cell/>
          <table:table-cell office:value-type="string" table:style-name="ce4">
            <text:p>20-260-022</text:p>
          </table:table-cell>
          <table:table-cell office:value-type="float" office:value="13451" table:style-name="ce1">
            <text:p>13451</text:p>
          </table:table-cell>
          <table:table-cell office:value-type="float" office:value="2621" table:style-name="ce1">
            <text:p>2621</text:p>
          </table:table-cell>
          <table:table-cell office:value-type="float" office:value="3" table:style-name="ce1">
            <text:p>3</text:p>
          </table:table-cell>
          <table:table-cell office:value-type="float" office:value="1451" table:style-name="ce1">
            <text:p>1451</text:p>
          </table:table-cell>
          <table:table-cell office:value-type="float" office:value="15161" table:style-name="ce1">
            <text:p>15161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77526089" table:style-name="ce1">
            <text:p>7752608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eeded to</text:p>
          </table:table-cell>
          <table:table-cell table:style-name="ce1"/>
          <table:table-cell office:value-type="string" table:style-name="ce1">
            <text:p>1560896     1481544      912673     1331000     1520875     1295029     1157625    1560896</text:p>
          </table:table-cell>
          <table:table-cell office:value-type="string" table:style-name="ce1">
            <text:p>64120834    17019509    25668535    32627809    18145261</text:p>
          </table:table-cell>
          <table:table-cell table:number-columns-repeated="16368" table:style-name="ce1"/>
        </table:table-row>
        <table:table-row table:style-name="ro2">
          <table:table-cell/>
          <table:table-cell office:value-type="string" table:style-name="ce4">
            <text:p>19-257-971</text:p>
          </table:table-cell>
          <table:table-cell office:value-type="float" office:value="25247" table:style-name="ce1">
            <text:p>25247</text:p>
          </table:table-cell>
          <table:table-cell office:value-type="float" office:value="1171" table:style-name="ce1">
            <text:p>1171</text:p>
          </table:table-cell>
          <table:table-cell office:value-type="float" office:value="7" table:style-name="ce1">
            <text:p>7</text:p>
          </table:table-cell>
          <table:table-cell office:value-type="float" office:value="33461" table:style-name="ce1">
            <text:p>33461</text:p>
          </table:table-cell>
          <table:table-cell office:value-type="float" office:value="1193" table:style-name="ce1">
            <text:p>1193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56519363" table:style-name="ce1">
            <text:p>5651936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ince a</text:p>
          </table:table-cell>
          <table:table-cell table:style-name="ce1"/>
          <table:table-cell office:value-type="string" table:style-name="ce1">
            <text:p>1295029 <text:s text:c="4"/>1030301 <text:s text:c="4"/>1520875 <text:s text:c="4"/>1520875 <text:s text:c="5"/>912673 <text:s text:c="4"/>1092727 <text:s text:c="4"/>1030301</text:p>
          </table:table-cell>
          <table:table-cell office:value-type="string" table:style-name="ce1">
            <text:p>14647515 <text:s text:c="3"/>52916444 <text:s text:c="3"/>53600908 <text:s text:c="3"/>33554432 <text:s text:c="3"/>52629251 <text:s text:c="3"/>54018346 <text:s text:c="3"/>33554432 <text:s text:c="2"/>54018346 <text:s text:c="3"/>53600908 <text:s text:c="3"/>14647515 <text:s text:c="3"/>45958950 <text:s text:c="3"/>45894939 <text:s text:c="3"/>14865979 <text:s text:c="3"/>54018346 <text:s text:c="2"/>37562404 <text:s text:c="3"/>54018346 <text:s text:c="3"/>52592112</text:p>
          </table:table-cell>
          <table:table-cell table:number-columns-repeated="16368" table:style-name="ce1"/>
        </table:table-row>
        <table:table-row table:style-name="ro2">
          <table:table-cell/>
          <table:table-cell office:value-type="string" table:style-name="ce4">
            <text:p>16-119-133</text:p>
          </table:table-cell>
          <table:table-cell office:value-type="float" office:value="20399" table:style-name="ce1">
            <text:p>20399</text:p>
          </table:table-cell>
          <table:table-cell office:value-type="float" office:value="1583" table:style-name="ce1">
            <text:p>1583</text:p>
          </table:table-cell>
          <table:table-cell office:value-type="float" office:value="3" table:style-name="ce1">
            <text:p>3</text:p>
          </table:table-cell>
          <table:table-cell office:value-type="float" office:value="19319" table:style-name="ce1">
            <text:p>19319</text:p>
          </table:table-cell>
          <table:table-cell office:value-type="float" office:value="2203" table:style-name="ce1">
            <text:p>2203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17311421" table:style-name="ce1">
            <text:p>1731142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using an</text:p>
          </table:table-cell>
          <table:table-cell table:style-name="ce1"/>
          <table:table-cell office:value-type="string" table:style-name="ce1">
            <text:p>40400279 <text:s text:c="3"/>17511854 <text:s text:c="3"/>19074688 <text:s text:c="3"/>17135660 <text:s text:c="3"/>18532588 <text:s text:c="4"/>3677434 <text:s text:c="3"/>21456375 <text:s/>37448282 <text:s text:c="3"/>39477536 <text:s text:c="3"/>17511854</text:p>
          </table:table-cell>
          <table:table-cell office:value-type="string" table:style-name="ce1">
            <text:p>3164993 <text:s text:c="4"/>9887976 <text:s text:c="3"/>10744366 <text:s text:c="3"/>13879104 <text:s text:c="3"/>13525454 <text:s text:c="5"/>799698 <text:s text:c="5"/>996396 <text:s text:c="2"/>16811950 <text:s text:c="4"/>7927423 <text:s text:c="4"/>9116073 <text:s text:c="3"/>16811950 <text:s text:c="3"/>10744366 <text:s text:c="3"/>13879104</text:p>
          </table:table-cell>
          <table:table-cell table:number-columns-repeated="16368" table:style-name="ce1"/>
        </table:table-row>
        <table:table-row table:style-name="ro2">
          <table:table-cell/>
          <table:table-cell office:value-type="string" table:style-name="ce4">
            <text:p>20-255-956</text:p>
          </table:table-cell>
          <table:table-cell office:value-type="float" office:value="19301" table:style-name="ce1">
            <text:p>19301</text:p>
          </table:table-cell>
          <table:table-cell office:value-type="float" office:value="2909" table:style-name="ce1">
            <text:p>2909</text:p>
          </table:table-cell>
          <table:table-cell office:value-type="float" office:value="3" table:style-name="ce1">
            <text:p>3</text:p>
          </table:table-cell>
          <table:table-cell office:value-type="float" office:value="17707" table:style-name="ce1">
            <text:p>17707</text:p>
          </table:table-cell>
          <table:table-cell office:value-type="float" office:value="4357" table:style-name="ce1">
            <text:p>4357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33232921" table:style-name="ce1">
            <text:p>3323292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revealed by</text:p>
          </table:table-cell>
          <table:table-cell table:style-name="ce1"/>
          <table:table-cell office:value-type="string" table:style-name="ce1">
            <text:p>18780048 <text:s text:c="3"/>54073381 <text:s text:c="3"/>17782237 <text:s text:c="3"/>33554432 <text:s text:c="3"/>33164790 <text:s text:c="3"/>58025008 <text:s text:c="3"/>18780048 <text:s text:c="2"/>17782237 <text:s text:c="3"/>58025008 <text:s text:c="3"/>47727529 <text:s text:c="3"/>17782237 <text:s text:c="3"/>47727529</text:p>
          </table:table-cell>
          <table:table-cell office:value-type="string" table:style-name="ce1">
            <text:p>1481544 <text:s text:c="4"/>1030301 <text:s text:c="5"/>970299 <text:s text:c="4"/>1157625 <text:s text:c="4"/>1404928 <text:s text:c="4"/>1157625 <text:s text:c="4"/>1030301 <text:s text:c="3"/>1331000 <text:s text:c="4"/>1560896 <text:s text:c="6"/>97336</text:p>
          </table:table-cell>
          <table:table-cell table:number-columns-repeated="16368" table:style-name="ce1"/>
        </table:table-row>
        <table:table-row table:style-name="ro3">
          <table:table-cell/>
          <table:table-cell office:value-type="string" table:style-name="ce2">
            <text:p>20-262-309</text:p>
          </table:table-cell>
          <table:table-cell office:value-type="float" office:value="13147" table:style-name="ce1">
            <text:p>13147</text:p>
          </table:table-cell>
          <table:table-cell office:value-type="float" office:value="4481" table:style-name="ce1">
            <text:p>4481</text:p>
          </table:table-cell>
          <table:table-cell office:value-type="float" office:value="11" table:style-name="ce1">
            <text:p>11</text:p>
          </table:table-cell>
          <table:table-cell office:value-type="float" office:value="21023" table:style-name="ce1">
            <text:p>21023</text:p>
          </table:table-cell>
          <table:table-cell office:value-type="float" office:value="1193" table:style-name="ce1">
            <text:p>1193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22798861" table:style-name="ce1">
            <text:p>2279886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Only he can</text:p>
          </table:table-cell>
          <table:table-cell table:style-name="ce1"/>
          <table:table-cell office:value-type="string" table:style-name="ce1">
            <text:p>1000000 <text:s text:c="4"/>1030301 <text:s text:c="5"/>970299 <text:s text:c="4"/>1157625 <text:s text:c="4"/>1061208 <text:s text:c="4"/>1030301 <text:s text:c="4"/>1481544</text:p>
          </table:table-cell>
          <table:table-cell office:value-type="string" table:style-name="ce1">
            <text:p>1560896 <text:s text:c="4"/>1124864 <text:s text:c="4"/>1030301 <text:s text:c="6"/>32768 <text:s text:c="4"/>1295029 <text:s text:c="4"/>1030301 <text:s text:c="4"/>1520875 <text:s text:c="3"/>1520875 <text:s text:c="5"/>912673 <text:s text:c="4"/>1092727 <text:s text:c="4"/>1030301 <text:s text:c="6"/>85184</text:p>
          </table:table-cell>
          <table:table-cell table:style-name="ce1"/>
          <table:table-cell table:style-name="ce3"/>
          <table:table-cell table:number-columns-repeated="16366"/>
        </table:table-row>
        <table:table-row table:style-name="ro2">
          <table:table-cell/>
          <table:table-cell office:value-type="string" table:style-name="ce2">
            <text:p>20-259-958</text:p>
          </table:table-cell>
          <table:table-cell office:value-type="float" office:value="26263" table:style-name="ce1">
            <text:p>26263</text:p>
          </table:table-cell>
          <table:table-cell office:value-type="float" office:value="937" table:style-name="ce1">
            <text:p>937</text:p>
          </table:table-cell>
          <table:table-cell office:value-type="float" office:value="5" table:style-name="ce1">
            <text:p>5</text:p>
          </table:table-cell>
          <table:table-cell office:value-type="float" office:value="30109" table:style-name="ce1">
            <text:p>30109</text:p>
          </table:table-cell>
          <table:table-cell office:value-type="float" office:value="787" table:style-name="ce1">
            <text:p>787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36394973" table:style-name="ce1">
            <text:p>36394973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ce only he</text:p>
          </table:table-cell>
          <table:table-cell table:style-name="ce1"/>
          <table:table-cell office:value-type="string" table:style-name="ce1">
            <text:p>21309554 <text:s text:c="3"/>15663343 <text:s text:c="4"/>2879838 <text:s text:c="4"/>1883118 <text:s text:c="4"/>9858649 <text:s text:c="4"/>8952838 <text:s text:c="3"/>10592345 <text:s text:c="2"/>12868632 <text:s text:c="4"/>9858649</text:p>
          </table:table-cell>
          <table:table-cell office:value-type="string" table:style-name="ce1">
            <text:p>10812546 <text:s text:c="3"/>36104025 <text:s text:c="4"/>1205107 <text:s text:c="4"/>1205107 <text:s text:c="3"/>28348277 <text:s text:c="3"/>23546779 <text:s text:c="4"/>8249900 <text:s text:c="2"/>36104025 <text:s text:c="3"/>18521934 <text:s text:c="3"/>27777398 <text:s text:c="3"/>24575075 <text:s text:c="3"/>18521934 <text:s text:c="3"/>19139329</text:p>
          </table:table-cell>
          <table:table-cell table:number-columns-repeated="16368" table:style-name="ce1"/>
        </table:table-row>
        <table:table-row table:style-name="ro2">
          <table:table-cell/>
          <table:table-cell office:value-type="string" table:style-name="ce2">
            <text:p>19-891-035</text:p>
          </table:table-cell>
          <table:table-cell office:value-type="float" office:value="22003" table:style-name="ce1">
            <text:p>22003</text:p>
          </table:table-cell>
          <table:table-cell office:value-type="float" office:value="2617" table:style-name="ce1">
            <text:p>2617</text:p>
          </table:table-cell>
          <table:table-cell office:value-type="float" office:value="5" table:style-name="ce1">
            <text:p>5</text:p>
          </table:table-cell>
          <table:table-cell office:value-type="float" office:value="35527" table:style-name="ce1">
            <text:p>35527</text:p>
          </table:table-cell>
          <table:table-cell office:value-type="float" office:value="1597" table:style-name="ce1">
            <text:p>1597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52850299" table:style-name="ce1">
            <text:p>52850299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decryption</text:p>
          </table:table-cell>
          <table:table-cell table:style-name="ce1"/>
          <table:table-cell office:value-type="string" table:style-name="ce1">
            <text:p>11572414 <text:s text:c="3"/>13825986 <text:s text:c="4"/>8789718 <text:s text:c="3"/>35753119</text:p>
          </table:table-cell>
          <table:table-cell office:value-type="string" table:style-name="ce1">
            <text:p>45556581 <text:s text:c="4"/>7044018 <text:s text:c="3"/>12870569 <text:s text:c="3"/>44551527 <text:s text:c="3"/>38293696 <text:s text:c="3"/>38293696 <text:s text:c="4"/>7462727 <text:s text:c="2"/>37092876 <text:s text:c="3"/>44551527</text:p>
          </table:table-cell>
          <table:table-cell table:number-columns-repeated="16368" table:style-name="ce1"/>
        </table:table-row>
        <table:table-row table:style-name="ro2">
          <table:table-cell/>
          <table:table-cell office:value-type="string" table:style-name="ce2">
            <text:p>20-256-061</text:p>
          </table:table-cell>
          <table:table-cell office:value-type="float" office:value="25163" table:style-name="ce1">
            <text:p>25163</text:p>
          </table:table-cell>
          <table:table-cell office:value-type="float" office:value="1181" table:style-name="ce1">
            <text:p>1181</text:p>
          </table:table-cell>
          <table:table-cell office:value-type="float" office:value="3" table:style-name="ce1">
            <text:p>3</text:p>
          </table:table-cell>
          <table:table-cell office:value-type="float" office:value="31033" table:style-name="ce1">
            <text:p>31033</text:p>
          </table:table-cell>
          <table:table-cell office:value-type="float" office:value="1231" table:style-name="ce1">
            <text:p>1231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60992851" table:style-name="ce1">
            <text:p>6099285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an be signed</text:p>
          </table:table-cell>
          <table:table-cell table:style-name="ce1"/>
          <table:table-cell office:value-type="string" table:style-name="ce1">
            <text:p>36799613 <text:s text:c="3"/>37725837 <text:s text:c="3"/>17785329 <text:s text:c="3"/>35656272 <text:s text:c="3"/>11810843 <text:s text:c="3"/>16479291 <text:s text:c="3"/>18155209 <text:s text:c="2"/>16479291</text:p>
          </table:table-cell>
          <table:table-cell office:value-type="string" table:style-name="ce1">
            <text:p>57475744 <text:s text:c="3"/>41397759 <text:s text:c="3"/>15309766 <text:s text:c="4"/>5258443 <text:s text:c="3"/>48341117 <text:s text:c="3"/>21875832 <text:s text:c="3"/>19330129 <text:s/>54996528 <text:s text:c="3"/>15462926</text:p>
          </table:table-cell>
          <table:table-cell table:number-columns-repeated="16368" table:style-name="ce1"/>
        </table:table-row>
        <table:table-row table:style-name="ro2">
          <table:table-cell/>
          <table:table-cell office:value-type="string" table:style-name="ce2">
            <text:p>20-260-303</text:p>
          </table:table-cell>
          <table:table-cell office:value-type="float" office:value="1223" table:style-name="ce1">
            <text:p>1223</text:p>
          </table:table-cell>
          <table:table-cell office:value-type="float" office:value="6451" table:style-name="ce1">
            <text:p>6451</text:p>
          </table:table-cell>
          <table:table-cell office:value-type="float" office:value="7" table:style-name="ce1">
            <text:p>7</text:p>
          </table:table-cell>
          <table:table-cell office:value-type="float" office:value="4397" table:style-name="ce1">
            <text:p>4397</text:p>
          </table:table-cell>
          <table:table-cell office:value-type="float" office:value="6553" table:style-name="ce1">
            <text:p>6553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59874043" table:style-name="ce1">
            <text:p>5987404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n encryption</text:p>
          </table:table-cell>
          <table:table-cell table:style-name="ce1"/>
          <table:table-cell office:value-type="string" table:style-name="ce1">
            <text:p><text:s/>28622196 <text:s text:c="3"/>21971577 <text:s text:c="3"/>27158728 <text:s text:c="4"/>7214722 <text:s text:c="3"/>23473607 <text:s text:c="4"/>1701273 <text:s text:c="4"/>4740891 <text:s text:c="3"/>27230503 <text:s text:c="4"/>1720257</text:p>
          </table:table-cell>
          <table:table-cell office:value-type="string" table:style-name="ce1">
            <text:p>20448190 <text:s text:c="3"/>34578021 <text:s text:c="3"/>32142976 <text:s text:c="3"/>55767470 <text:s text:c="3"/>32142976 <text:s text:c="3"/>58856476 <text:s text:c="3"/>47501526 <text:s text:c="3"/>32142976 <text:s text:c="4"/>1034819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2">
            <text:p>20-260-030</text:p>
          </table:table-cell>
          <table:table-cell office:value-type="float" office:value="6451" table:style-name="ce1">
            <text:p>6451</text:p>
          </table:table-cell>
          <table:table-cell office:value-type="float" office:value="13367" table:style-name="ce1">
            <text:p>13367</text:p>
          </table:table-cell>
          <table:table-cell office:value-type="float" office:value="7" table:style-name="ce1">
            <text:p>7</text:p>
          </table:table-cell>
          <table:table-cell office:value-type="float" office:value="7879" table:style-name="ce1">
            <text:p>7879</text:p>
          </table:table-cell>
          <table:table-cell office:value-type="float" office:value="11587" table:style-name="ce1">
            <text:p>11587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94729993" table:style-name="ce1">
            <text:p>94729993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with the novel</text:p>
          </table:table-cell>
          <table:table-cell table:style-name="ce1"/>
          <table:table-cell office:value-type="string" table:style-name="ce1">
            <text:p>3680043 <text:s text:c="3"/>82411494 <text:s text:c="3"/>52490519 <text:s text:c="4"/>3680043 <text:s text:c="3"/>11293606 <text:s text:c="3"/>82411494 <text:s text:c="4"/>5802786 <text:s text:c="3"/>9936269</text:p>
          </table:table-cell>
          <table:table-cell office:value-type="string" table:style-name="ce1">
            <text:p>68088123 <text:s text:c="3"/>41089920 <text:s text:c="3"/>61640887 <text:s text:c="3"/>68088123 <text:s text:c="3"/>33554432 <text:s text:c="4"/>3638134 <text:s text:c="3"/>41851974 <text:s text:c="2"/>39858633 <text:s text:c="3"/>10131853 <text:s text:c="3"/>68996563 <text:s text:c="3"/>36901199 <text:s text:c="3"/>10131853 <text:s text:c="3"/>76136512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2">
            <text:p>20-256-046</text:p>
          </table:table-cell>
          <table:table-cell office:value-type="float" office:value="9679" table:style-name="ce1">
            <text:p>9679</text:p>
          </table:table-cell>
          <table:table-cell office:value-type="float" office:value="31393" table:style-name="ce1">
            <text:p>31393</text:p>
          </table:table-cell>
          <table:table-cell office:value-type="float" office:value="5" table:style-name="ce1">
            <text:p>5</text:p>
          </table:table-cell>
          <table:table-cell office:value-type="float" office:value="19319" table:style-name="ce1">
            <text:p>19319</text:p>
          </table:table-cell>
          <table:table-cell office:value-type="float" office:value="40153" table:style-name="ce1">
            <text:p>40153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78427367" table:style-name="ce1">
            <text:p>78427367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revealing</text:p>
          </table:table-cell>
          <table:table-cell table:style-name="ce1"/>
          <table:table-cell office:value-type="string" table:style-name="ce1">
            <text:p>5706795 <text:s text:c="3"/>37360752 <text:s text:c="3"/>33554432 <text:s text:c="2"/>11293606 <text:s text:c="3"/>37360752 <text:s text:c="3"/>15327307 <text:s text:c="3"/>82411494 <text:s text:c="4"/>9936269 <text:s text:c="4"/>3680043 <text:s text:c="3"/>5802786 <text:s text:c="3"/>72953378 <text:s text:c="3"/>52490519 <text:s text:c="2"/>37360752</text:p>
          </table:table-cell>
          <table:table-cell office:value-type="string" table:style-name="ce1">
            <text:p>65445981 <text:s text:c="5"/>833323 <text:s text:c="3"/>56393491 <text:s text:c="3"/>33554432 <text:s text:c="3"/>39724391 <text:s text:c="3"/>67125013 <text:s text:c="5"/>833323 <text:s text:c="2"/>36165923 <text:s text:c="3"/>33554432 <text:s text:c="3"/>27489765 <text:s text:c="3"/>67125013 <text:s text:c="3"/>63309587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2">
            <text:p>12-115-549</text:p>
          </table:table-cell>
          <table:table-cell office:value-type="float" office:value="1229" table:style-name="ce1">
            <text:p>1229</text:p>
          </table:table-cell>
          <table:table-cell office:value-type="float" office:value="46451" table:style-name="ce1">
            <text:p>46451</text:p>
          </table:table-cell>
          <table:table-cell office:value-type="float" office:value="3" table:style-name="ce1">
            <text:p>3</text:p>
          </table:table-cell>
          <table:table-cell office:value-type="float" office:value="709" table:style-name="ce1">
            <text:p>709</text:p>
          </table:table-cell>
          <table:table-cell office:value-type="float" office:value="53327" table:style-name="ce1">
            <text:p>53327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74388689" table:style-name="ce1">
            <text:p>74388689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thereby</text:p>
          </table:table-cell>
          <table:table-cell table:style-name="ce1"/>
          <table:table-cell office:value-type="string" table:style-name="ce1">
            <text:p>9444737 <text:s text:c="3"/>37050990 <text:s text:c="4"/>3227553 <text:s text:c="3"/>37050990 <text:s text:c="4"/>4732896 <text:s text:c="3"/>23449684 <text:s text:c="3"/>33554432 <text:s text:c="2"/>19508711 <text:s text:c="3"/>29890421 <text:s text:c="3"/>37050990</text:p>
          </table:table-cell>
          <table:table-cell office:value-type="string" table:style-name="ce1">
            <text:p>36689125 <text:s text:c="3"/>11061053 <text:s text:c="3"/>66787729 <text:s text:c="3"/>66787729 <text:s text:c="3"/>18913872 <text:s/>12761804 <text:s text:c="3"/>57936475 <text:s text:c="3"/>11061053 <text:s text:c="3"/>50359351 <text:s text:c="3"/>29264190 <text:s/>43198986 <text:s text:c="3"/>50359351 <text:s text:c="3"/>46297964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2">
            <text:p>20-256-020</text:p>
          </table:table-cell>
          <table:table-cell office:value-type="float" office:value="12601" table:style-name="ce1">
            <text:p>12601</text:p>
          </table:table-cell>
          <table:table-cell office:value-type="float" office:value="5503" table:style-name="ce1">
            <text:p>5503</text:p>
          </table:table-cell>
          <table:table-cell office:value-type="float" office:value="11" table:style-name="ce1">
            <text:p>11</text:p>
          </table:table-cell>
          <table:table-cell office:value-type="float" office:value="10631" table:style-name="ce1">
            <text:p>10631</text:p>
          </table:table-cell>
          <table:table-cell office:value-type="float" office:value="2677" table:style-name="ce1">
            <text:p>2677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76788233" table:style-name="ce1">
            <text:p>76788233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decryption</text:p>
          </table:table-cell>
          <table:table-cell table:style-name="ce1"/>
          <table:table-cell office:value-type="string" table:style-name="ce1">
            <text:p>2459856 <text:s text:c="4"/>8423650 <text:s text:c="4"/>4542073 <text:s text:c="3"/>22126685 <text:s text:c="4"/>9499659 <text:s text:c="3"/>16706501 <text:s text:c="4"/>3215422</text:p>
          </table:table-cell>
          <table:table-cell office:value-type="string" table:style-name="ce1">
            <text:p>33988210 <text:s text:c="3"/>63846394 <text:s text:c="3"/>71843062 <text:s text:c="3"/>33554432 <text:s text:c="3"/>40228967 <text:s text:c="3"/>59184369 <text:s text:c="3"/>33958524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2">
            <text:p>20-256-004</text:p>
          </table:table-cell>
          <table:table-cell office:value-type="float" office:value="613" table:style-name="ce1">
            <text:p>613</text:p>
          </table:table-cell>
          <table:table-cell office:value-type="float" office:value="71333" table:style-name="ce1">
            <text:p>71333</text:p>
          </table:table-cell>
          <table:table-cell office:value-type="float" office:value="5" table:style-name="ce1">
            <text:p>5</text:p>
          </table:table-cell>
          <table:table-cell office:value-type="float" office:value="9181" table:style-name="ce1">
            <text:p>9181</text:p>
          </table:table-cell>
          <table:table-cell office:value-type="float" office:value="7607" table:style-name="ce1">
            <text:p>7607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59581517" table:style-name="ce1">
            <text:p>59581517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mportant</text:p>
          </table:table-cell>
          <table:table-cell table:style-name="ce1"/>
          <table:table-cell office:value-type="string" table:style-name="ce1">
            <text:p>64129041 <text:s text:c="3"/>39544690 <text:s text:c="3"/>43345112 <text:s text:c="3"/>23169428 <text:s text:c="3"/>50663390 <text:s text:c="3"/>67264627 <text:s text:c="3"/>24190400 <text:s text:c="2"/>50663390 <text:s text:c="3"/>43345112 <text:s text:c="3"/>64129041 <text:s text:c="3"/>50663390 <text:s text:c="3"/>23169428 <text:s text:c="3"/>66612214</text:p>
          </table:table-cell>
          <table:table-cell office:value-type="string" table:style-name="ce1">
            <text:p>18949064 <text:s text:c="3"/>29356844 <text:s text:c="3"/>13081887 <text:s text:c="3"/>21787626 <text:s text:c="3"/>45570224 <text:s text:c="4"/>9688275 <text:s text:c="3"/>21787626 <text:s text:c="4"/>34605777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2">
            <text:p>20-261-897</text:p>
          </table:table-cell>
          <table:table-cell office:value-type="float" office:value="15277" table:style-name="ce1">
            <text:p>15277</text:p>
          </table:table-cell>
          <table:table-cell office:value-type="float" office:value="4817" table:style-name="ce1">
            <text:p>4817</text:p>
          </table:table-cell>
          <table:table-cell office:value-type="float" office:value="5" table:style-name="ce1">
            <text:p>5</text:p>
          </table:table-cell>
          <table:table-cell office:value-type="float" office:value="25253" table:style-name="ce1">
            <text:p>25253</text:p>
          </table:table-cell>
          <table:table-cell office:value-type="float" office:value="859" table:style-name="ce1">
            <text:p>859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36904181" table:style-name="ce1">
            <text:p>3690418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or other</text:p>
          </table:table-cell>
          <table:table-cell table:style-name="ce1"/>
          <table:table-cell office:value-type="string" table:style-name="ce1">
            <text:p>4784746 <text:s text:c="3"/>11014233 <text:s text:c="4"/>8661273 <text:s text:c="3"/>15230087 <text:s text:c="3"/>13051775 <text:s text:c="3"/>11014233</text:p>
          </table:table-cell>
          <table:table-cell office:value-type="string" table:style-name="ce1">
            <text:p>34100253 <text:s text:c="3"/>29313097 <text:s text:c="3"/>25570265 <text:s text:c="3"/>14877084 <text:s text:c="5"/>793230 <text:s text:c="3"/>33554432 <text:s text:c="3"/>25570265 <text:s text:c="2"/>27067523 <text:s text:c="3"/>29313097 <text:s text:c="3"/>33554432 <text:s text:c="3"/>14877084 <text:s text:c="3"/>22275015 <text:s text:c="4"/>4937587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2">
            <text:p>20-255-980</text:p>
          </table:table-cell>
          <table:table-cell office:value-type="float" office:value="13451" table:style-name="ce1">
            <text:p>13451</text:p>
          </table:table-cell>
          <table:table-cell office:value-type="float" office:value="2621" table:style-name="ce1">
            <text:p>2621</text:p>
          </table:table-cell>
          <table:table-cell office:value-type="float" office:value="3" table:style-name="ce1">
            <text:p>3</text:p>
          </table:table-cell>
          <table:table-cell office:value-type="float" office:value="1451" table:style-name="ce1">
            <text:p>1451</text:p>
          </table:table-cell>
          <table:table-cell office:value-type="float" office:value="15161" table:style-name="ce1">
            <text:p>15161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77526089" table:style-name="ce1">
            <text:p>7752608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eeded to</text:p>
          </table:table-cell>
          <table:table-cell table:style-name="ce1"/>
          <table:table-cell office:value-type="string" table:style-name="ce1">
            <text:p>1560896     1481544      912673     1331000     1520875     1295029     1157625    1560896</text:p>
          </table:table-cell>
          <table:table-cell office:value-type="string" table:style-name="ce1">
            <text:p>64120834    17019509    25668535    32627809    18145261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2">
            <text:p>20-255-964</text:p>
          </table:table-cell>
          <table:table-cell office:value-type="float" office:value="25247" table:style-name="ce1">
            <text:p>25247</text:p>
          </table:table-cell>
          <table:table-cell office:value-type="float" office:value="1171" table:style-name="ce1">
            <text:p>1171</text:p>
          </table:table-cell>
          <table:table-cell office:value-type="float" office:value="7" table:style-name="ce1">
            <text:p>7</text:p>
          </table:table-cell>
          <table:table-cell office:value-type="float" office:value="33461" table:style-name="ce1">
            <text:p>33461</text:p>
          </table:table-cell>
          <table:table-cell office:value-type="float" office:value="1193" table:style-name="ce1">
            <text:p>1193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56519363" table:style-name="ce1">
            <text:p>5651936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ince a</text:p>
          </table:table-cell>
          <table:table-cell table:style-name="ce1"/>
          <table:table-cell office:value-type="string" table:style-name="ce1">
            <text:p>1295029 <text:s text:c="4"/>1030301 <text:s text:c="4"/>1520875 <text:s text:c="4"/>1520875 <text:s text:c="5"/>912673 <text:s text:c="4"/>1092727 <text:s text:c="4"/>1030301</text:p>
          </table:table-cell>
          <table:table-cell office:value-type="string" table:style-name="ce1">
            <text:p>14647515 <text:s text:c="3"/>52916444 <text:s text:c="3"/>53600908 <text:s text:c="3"/>33554432 <text:s text:c="3"/>52629251 <text:s text:c="3"/>54018346 <text:s text:c="3"/>33554432 <text:s text:c="2"/>54018346 <text:s text:c="3"/>53600908 <text:s text:c="3"/>14647515 <text:s text:c="3"/>45958950 <text:s text:c="3"/>45894939 <text:s text:c="3"/>14865979 <text:s text:c="3"/>54018346 <text:s text:c="2"/>37562404 <text:s text:c="3"/>54018346 <text:s text:c="3"/>52592112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2">
            <text:p>20-268-207</text:p>
          </table:table-cell>
          <table:table-cell office:value-type="float" office:value="20399" table:style-name="ce1">
            <text:p>20399</text:p>
          </table:table-cell>
          <table:table-cell office:value-type="float" office:value="1583" table:style-name="ce1">
            <text:p>1583</text:p>
          </table:table-cell>
          <table:table-cell office:value-type="float" office:value="3" table:style-name="ce1">
            <text:p>3</text:p>
          </table:table-cell>
          <table:table-cell office:value-type="float" office:value="19319" table:style-name="ce1">
            <text:p>19319</text:p>
          </table:table-cell>
          <table:table-cell office:value-type="float" office:value="2203" table:style-name="ce1">
            <text:p>2203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17311421" table:style-name="ce1">
            <text:p>1731142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using an</text:p>
          </table:table-cell>
          <table:table-cell table:style-name="ce1"/>
          <table:table-cell office:value-type="string" table:style-name="ce1">
            <text:p>40400279 <text:s text:c="3"/>17511854 <text:s text:c="3"/>19074688 <text:s text:c="3"/>17135660 <text:s text:c="3"/>18532588 <text:s text:c="4"/>3677434 <text:s text:c="3"/>21456375 <text:s/>37448282 <text:s text:c="3"/>39477536 <text:s text:c="3"/>17511854</text:p>
          </table:table-cell>
          <table:table-cell office:value-type="string" table:style-name="ce1">
            <text:p>3164993 <text:s text:c="4"/>9887976 <text:s text:c="3"/>10744366 <text:s text:c="3"/>13879104 <text:s text:c="3"/>13525454 <text:s text:c="5"/>799698 <text:s text:c="5"/>996396 <text:s text:c="2"/>16811950 <text:s text:c="4"/>7927423 <text:s text:c="4"/>9116073 <text:s text:c="3"/>16811950 <text:s text:c="3"/>10744366 <text:s text:c="3"/>13879104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2">
            <text:p>20-259-909</text:p>
          </table:table-cell>
          <table:table-cell office:value-type="float" office:value="19301" table:style-name="ce1">
            <text:p>19301</text:p>
          </table:table-cell>
          <table:table-cell office:value-type="float" office:value="2909" table:style-name="ce1">
            <text:p>2909</text:p>
          </table:table-cell>
          <table:table-cell office:value-type="float" office:value="3" table:style-name="ce1">
            <text:p>3</text:p>
          </table:table-cell>
          <table:table-cell office:value-type="float" office:value="17707" table:style-name="ce1">
            <text:p>17707</text:p>
          </table:table-cell>
          <table:table-cell office:value-type="float" office:value="4357" table:style-name="ce1">
            <text:p>4357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33232921" table:style-name="ce1">
            <text:p>3323292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revealed by</text:p>
          </table:table-cell>
          <table:table-cell table:style-name="ce1"/>
          <table:table-cell office:value-type="string" table:style-name="ce1">
            <text:p>18780048 <text:s text:c="3"/>54073381 <text:s text:c="3"/>17782237 <text:s text:c="3"/>33554432 <text:s text:c="3"/>33164790 <text:s text:c="3"/>58025008 <text:s text:c="3"/>18780048 <text:s text:c="2"/>17782237 <text:s text:c="3"/>58025008 <text:s text:c="3"/>47727529 <text:s text:c="3"/>17782237 <text:s text:c="3"/>47727529</text:p>
          </table:table-cell>
          <table:table-cell office:value-type="string" table:style-name="ce1">
            <text:p>1481544 <text:s text:c="4"/>1030301 <text:s text:c="5"/>970299 <text:s text:c="4"/>1157625 <text:s text:c="4"/>1404928 <text:s text:c="4"/>1157625 <text:s text:c="4"/>1030301 <text:s text:c="3"/>1331000 <text:s text:c="4"/>1560896 <text:s text:c="6"/>97336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2">
            <text:p>20-255-022</text:p>
          </table:table-cell>
          <table:table-cell office:value-type="float" office:value="13147" table:style-name="ce1">
            <text:p>13147</text:p>
          </table:table-cell>
          <table:table-cell office:value-type="float" office:value="4481" table:style-name="ce1">
            <text:p>4481</text:p>
          </table:table-cell>
          <table:table-cell office:value-type="float" office:value="11" table:style-name="ce1">
            <text:p>11</text:p>
          </table:table-cell>
          <table:table-cell office:value-type="float" office:value="21023" table:style-name="ce1">
            <text:p>21023</text:p>
          </table:table-cell>
          <table:table-cell office:value-type="float" office:value="1193" table:style-name="ce1">
            <text:p>1193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22798861" table:style-name="ce1">
            <text:p>2279886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Only he can</text:p>
          </table:table-cell>
          <table:table-cell table:style-name="ce1"/>
          <table:table-cell office:value-type="string" table:style-name="ce1">
            <text:p>1000000 <text:s text:c="4"/>1030301 <text:s text:c="5"/>970299 <text:s text:c="4"/>1157625 <text:s text:c="4"/>1061208 <text:s text:c="4"/>1030301 <text:s text:c="4"/>1481544</text:p>
          </table:table-cell>
          <table:table-cell office:value-type="string" table:style-name="ce1">
            <text:p>1560896 <text:s text:c="4"/>1124864 <text:s text:c="4"/>1030301 <text:s text:c="6"/>32768 <text:s text:c="4"/>1295029 <text:s text:c="4"/>1030301 <text:s text:c="4"/>1520875 <text:s text:c="3"/>1520875 <text:s text:c="5"/>912673 <text:s text:c="4"/>1092727 <text:s text:c="4"/>1030301 <text:s text:c="6"/>85184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2">
            <text:p>20-268-181</text:p>
          </table:table-cell>
          <table:table-cell office:value-type="float" office:value="15277" table:style-name="ce1">
            <text:p>15277</text:p>
          </table:table-cell>
          <table:table-cell office:value-type="float" office:value="4817" table:style-name="ce1">
            <text:p>4817</text:p>
          </table:table-cell>
          <table:table-cell office:value-type="float" office:value="5" table:style-name="ce1">
            <text:p>5</text:p>
          </table:table-cell>
          <table:table-cell office:value-type="float" office:value="25253" table:style-name="ce1">
            <text:p>25253</text:p>
          </table:table-cell>
          <table:table-cell office:value-type="float" office:value="859" table:style-name="ce1">
            <text:p>859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36904181" table:style-name="ce1">
            <text:p>3690418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or other</text:p>
          </table:table-cell>
          <table:table-cell table:style-name="ce1"/>
          <table:table-cell office:value-type="string" table:style-name="ce1">
            <text:p>4784746 <text:s text:c="3"/>11014233 <text:s text:c="4"/>8661273 <text:s text:c="3"/>15230087 <text:s text:c="3"/>13051775 <text:s text:c="3"/>11014233</text:p>
          </table:table-cell>
          <table:table-cell office:value-type="string" table:style-name="ce1">
            <text:p>34100253 <text:s text:c="3"/>29313097 <text:s text:c="3"/>25570265 <text:s text:c="3"/>14877084 <text:s text:c="5"/>793230 <text:s text:c="3"/>33554432 <text:s text:c="3"/>25570265 <text:s text:c="2"/>27067523 <text:s text:c="3"/>29313097 <text:s text:c="3"/>33554432 <text:s text:c="3"/>14877084 <text:s text:c="3"/>22275015 <text:s text:c="4"/>4937587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2">
            <text:p>15-263-510</text:p>
          </table:table-cell>
          <table:table-cell office:value-type="float" office:value="13451" table:style-name="ce1">
            <text:p>13451</text:p>
          </table:table-cell>
          <table:table-cell office:value-type="float" office:value="2621" table:style-name="ce1">
            <text:p>2621</text:p>
          </table:table-cell>
          <table:table-cell office:value-type="float" office:value="3" table:style-name="ce1">
            <text:p>3</text:p>
          </table:table-cell>
          <table:table-cell office:value-type="float" office:value="1451" table:style-name="ce1">
            <text:p>1451</text:p>
          </table:table-cell>
          <table:table-cell office:value-type="float" office:value="15161" table:style-name="ce1">
            <text:p>15161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77526089" table:style-name="ce1">
            <text:p>7752608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eeded to</text:p>
          </table:table-cell>
          <table:table-cell table:style-name="ce1"/>
          <table:table-cell office:value-type="string" table:style-name="ce1">
            <text:p>1560896     1481544      912673     1331000     1520875     1295029     1157625    1560896</text:p>
          </table:table-cell>
          <table:table-cell office:value-type="string" table:style-name="ce1">
            <text:p>64120834    17019509    25668535    32627809    18145261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2">
            <text:p>20-255-048</text:p>
          </table:table-cell>
          <table:table-cell office:value-type="float" office:value="25247" table:style-name="ce1">
            <text:p>25247</text:p>
          </table:table-cell>
          <table:table-cell office:value-type="float" office:value="1171" table:style-name="ce1">
            <text:p>1171</text:p>
          </table:table-cell>
          <table:table-cell office:value-type="float" office:value="7" table:style-name="ce1">
            <text:p>7</text:p>
          </table:table-cell>
          <table:table-cell office:value-type="float" office:value="33461" table:style-name="ce1">
            <text:p>33461</text:p>
          </table:table-cell>
          <table:table-cell office:value-type="float" office:value="1193" table:style-name="ce1">
            <text:p>1193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56519363" table:style-name="ce1">
            <text:p>5651936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ince a</text:p>
          </table:table-cell>
          <table:table-cell table:style-name="ce1"/>
          <table:table-cell office:value-type="string" table:style-name="ce1">
            <text:p>1295029 <text:s text:c="4"/>1030301 <text:s text:c="4"/>1520875 <text:s text:c="4"/>1520875 <text:s text:c="5"/>912673 <text:s text:c="4"/>1092727 <text:s text:c="4"/>1030301</text:p>
          </table:table-cell>
          <table:table-cell office:value-type="string" table:style-name="ce1">
            <text:p>14647515 <text:s text:c="3"/>52916444 <text:s text:c="3"/>53600908 <text:s text:c="3"/>33554432 <text:s text:c="3"/>52629251 <text:s text:c="3"/>54018346 <text:s text:c="3"/>33554432 <text:s text:c="2"/>54018346 <text:s text:c="3"/>53600908 <text:s text:c="3"/>14647515 <text:s text:c="3"/>45958950 <text:s text:c="3"/>45894939 <text:s text:c="3"/>14865979 <text:s text:c="3"/>54018346 <text:s text:c="2"/>37562404 <text:s text:c="3"/>54018346 <text:s text:c="3"/>52592112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2">
            <text:p>20-268-124</text:p>
          </table:table-cell>
          <table:table-cell office:value-type="float" office:value="20399" table:style-name="ce1">
            <text:p>20399</text:p>
          </table:table-cell>
          <table:table-cell office:value-type="float" office:value="1583" table:style-name="ce1">
            <text:p>1583</text:p>
          </table:table-cell>
          <table:table-cell office:value-type="float" office:value="3" table:style-name="ce1">
            <text:p>3</text:p>
          </table:table-cell>
          <table:table-cell office:value-type="float" office:value="19319" table:style-name="ce1">
            <text:p>19319</text:p>
          </table:table-cell>
          <table:table-cell office:value-type="float" office:value="2203" table:style-name="ce1">
            <text:p>2203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17311421" table:style-name="ce1">
            <text:p>1731142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using an</text:p>
          </table:table-cell>
          <table:table-cell table:style-name="ce1"/>
          <table:table-cell office:value-type="string" table:style-name="ce1">
            <text:p>40400279 <text:s text:c="3"/>17511854 <text:s text:c="3"/>19074688 <text:s text:c="3"/>17135660 <text:s text:c="3"/>18532588 <text:s text:c="4"/>3677434 <text:s text:c="3"/>21456375 <text:s/>37448282 <text:s text:c="3"/>39477536 <text:s text:c="3"/>17511854</text:p>
          </table:table-cell>
          <table:table-cell office:value-type="string" table:style-name="ce1">
            <text:p>3164993 <text:s text:c="4"/>9887976 <text:s text:c="3"/>10744366 <text:s text:c="3"/>13879104 <text:s text:c="3"/>13525454 <text:s text:c="5"/>799698 <text:s text:c="5"/>996396 <text:s text:c="2"/>16811950 <text:s text:c="4"/>7927423 <text:s text:c="4"/>9116073 <text:s text:c="3"/>16811950 <text:s text:c="3"/>10744366 <text:s text:c="3"/>13879104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2">
            <text:p>19-890-995</text:p>
          </table:table-cell>
          <table:table-cell office:value-type="float" office:value="1223" table:style-name="ce1">
            <text:p>1223</text:p>
          </table:table-cell>
          <table:table-cell office:value-type="float" office:value="6451" table:style-name="ce1">
            <text:p>6451</text:p>
          </table:table-cell>
          <table:table-cell office:value-type="float" office:value="7" table:style-name="ce1">
            <text:p>7</text:p>
          </table:table-cell>
          <table:table-cell office:value-type="float" office:value="4397" table:style-name="ce1">
            <text:p>4397</text:p>
          </table:table-cell>
          <table:table-cell office:value-type="float" office:value="6553" table:style-name="ce1">
            <text:p>6553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59874043" table:style-name="ce1">
            <text:p>5987404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n encryption</text:p>
          </table:table-cell>
          <table:table-cell table:style-name="ce1"/>
          <table:table-cell office:value-type="string" table:style-name="ce1">
            <text:p><text:s/>28622196 <text:s text:c="3"/>21971577 <text:s text:c="3"/>27158728 <text:s text:c="4"/>7214722 <text:s text:c="3"/>23473607 <text:s text:c="4"/>1701273 <text:s text:c="4"/>4740891 <text:s text:c="3"/>27230503 <text:s text:c="4"/>1720257</text:p>
          </table:table-cell>
          <table:table-cell office:value-type="string" table:style-name="ce1">
            <text:p>20448190 <text:s text:c="3"/>34578021 <text:s text:c="3"/>32142976 <text:s text:c="3"/>55767470 <text:s text:c="3"/>32142976 <text:s text:c="3"/>58856476 <text:s text:c="3"/>47501526 <text:s text:c="3"/>32142976 <text:s text:c="4"/>1034819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2">
            <text:p>20-260-204</text:p>
          </table:table-cell>
          <table:table-cell office:value-type="float" office:value="6451" table:style-name="ce1">
            <text:p>6451</text:p>
          </table:table-cell>
          <table:table-cell office:value-type="float" office:value="13367" table:style-name="ce1">
            <text:p>13367</text:p>
          </table:table-cell>
          <table:table-cell office:value-type="float" office:value="7" table:style-name="ce1">
            <text:p>7</text:p>
          </table:table-cell>
          <table:table-cell office:value-type="float" office:value="7879" table:style-name="ce1">
            <text:p>7879</text:p>
          </table:table-cell>
          <table:table-cell office:value-type="float" office:value="11587" table:style-name="ce1">
            <text:p>11587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94729993" table:style-name="ce1">
            <text:p>94729993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with the novel</text:p>
          </table:table-cell>
          <table:table-cell table:style-name="ce1"/>
          <table:table-cell office:value-type="string" table:style-name="ce1">
            <text:p>3680043 <text:s text:c="3"/>82411494 <text:s text:c="3"/>52490519 <text:s text:c="4"/>3680043 <text:s text:c="3"/>11293606 <text:s text:c="3"/>82411494 <text:s text:c="4"/>5802786 <text:s text:c="3"/>9936269</text:p>
          </table:table-cell>
          <table:table-cell office:value-type="string" table:style-name="ce1">
            <text:p>68088123 <text:s text:c="3"/>41089920 <text:s text:c="3"/>61640887 <text:s text:c="3"/>68088123 <text:s text:c="3"/>33554432 <text:s text:c="4"/>3638134 <text:s text:c="3"/>41851974 <text:s text:c="2"/>39858633 <text:s text:c="3"/>10131853 <text:s text:c="3"/>68996563 <text:s text:c="3"/>36901199 <text:s text:c="3"/>10131853 <text:s text:c="3"/>76136512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2">
            <text:p>20-267-779</text:p>
          </table:table-cell>
          <table:table-cell office:value-type="float" office:value="9679" table:style-name="ce1">
            <text:p>9679</text:p>
          </table:table-cell>
          <table:table-cell office:value-type="float" office:value="31393" table:style-name="ce1">
            <text:p>31393</text:p>
          </table:table-cell>
          <table:table-cell office:value-type="float" office:value="5" table:style-name="ce1">
            <text:p>5</text:p>
          </table:table-cell>
          <table:table-cell office:value-type="float" office:value="19319" table:style-name="ce1">
            <text:p>19319</text:p>
          </table:table-cell>
          <table:table-cell office:value-type="float" office:value="40153" table:style-name="ce1">
            <text:p>40153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78427367" table:style-name="ce1">
            <text:p>78427367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revealing</text:p>
          </table:table-cell>
          <table:table-cell table:style-name="ce1"/>
          <table:table-cell office:value-type="string" table:style-name="ce1">
            <text:p>5706795 <text:s text:c="3"/>37360752 <text:s text:c="3"/>33554432 <text:s text:c="2"/>11293606 <text:s text:c="3"/>37360752 <text:s text:c="3"/>15327307 <text:s text:c="3"/>82411494 <text:s text:c="4"/>9936269 <text:s text:c="4"/>3680043 <text:s text:c="3"/>5802786 <text:s text:c="3"/>72953378 <text:s text:c="3"/>52490519 <text:s text:c="2"/>37360752</text:p>
          </table:table-cell>
          <table:table-cell office:value-type="string" table:style-name="ce1">
            <text:p>65445981 <text:s text:c="5"/>833323 <text:s text:c="3"/>56393491 <text:s text:c="3"/>33554432 <text:s text:c="3"/>39724391 <text:s text:c="3"/>67125013 <text:s text:c="5"/>833323 <text:s text:c="2"/>36165923 <text:s text:c="3"/>33554432 <text:s text:c="3"/>27489765 <text:s text:c="3"/>67125013 <text:s text:c="3"/>63309587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2">
            <text:p>20-254-991</text:p>
          </table:table-cell>
          <table:table-cell office:value-type="float" office:value="1229" table:style-name="ce1">
            <text:p>1229</text:p>
          </table:table-cell>
          <table:table-cell office:value-type="float" office:value="46451" table:style-name="ce1">
            <text:p>46451</text:p>
          </table:table-cell>
          <table:table-cell office:value-type="float" office:value="3" table:style-name="ce1">
            <text:p>3</text:p>
          </table:table-cell>
          <table:table-cell office:value-type="float" office:value="709" table:style-name="ce1">
            <text:p>709</text:p>
          </table:table-cell>
          <table:table-cell office:value-type="float" office:value="53327" table:style-name="ce1">
            <text:p>53327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74388689" table:style-name="ce1">
            <text:p>74388689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thereby</text:p>
          </table:table-cell>
          <table:table-cell table:style-name="ce1"/>
          <table:table-cell office:value-type="string" table:style-name="ce1">
            <text:p>9444737 <text:s text:c="3"/>37050990 <text:s text:c="4"/>3227553 <text:s text:c="3"/>37050990 <text:s text:c="4"/>4732896 <text:s text:c="3"/>23449684 <text:s text:c="3"/>33554432 <text:s text:c="2"/>19508711 <text:s text:c="3"/>29890421 <text:s text:c="3"/>37050990</text:p>
          </table:table-cell>
          <table:table-cell office:value-type="string" table:style-name="ce1">
            <text:p>36689125 <text:s text:c="3"/>11061053 <text:s text:c="3"/>66787729 <text:s text:c="3"/>66787729 <text:s text:c="3"/>18913872 <text:s/>12761804 <text:s text:c="3"/>57936475 <text:s text:c="3"/>11061053 <text:s text:c="3"/>50359351 <text:s text:c="3"/>29264190 <text:s/>43198986 <text:s text:c="3"/>50359351 <text:s text:c="3"/>46297964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2">
            <text:p>14-916-076</text:p>
          </table:table-cell>
          <table:table-cell office:value-type="float" office:value="19301" table:style-name="ce1">
            <text:p>19301</text:p>
          </table:table-cell>
          <table:table-cell office:value-type="float" office:value="2909" table:style-name="ce1">
            <text:p>2909</text:p>
          </table:table-cell>
          <table:table-cell office:value-type="float" office:value="3" table:style-name="ce1">
            <text:p>3</text:p>
          </table:table-cell>
          <table:table-cell office:value-type="float" office:value="17707" table:style-name="ce1">
            <text:p>17707</text:p>
          </table:table-cell>
          <table:table-cell office:value-type="float" office:value="4357" table:style-name="ce1">
            <text:p>4357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33232921" table:style-name="ce1">
            <text:p>3323292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revealed by</text:p>
          </table:table-cell>
          <table:table-cell table:style-name="ce1"/>
          <table:table-cell office:value-type="string" table:style-name="ce1">
            <text:p>18780048 <text:s text:c="3"/>54073381 <text:s text:c="3"/>17782237 <text:s text:c="3"/>33554432 <text:s text:c="3"/>33164790 <text:s text:c="3"/>58025008 <text:s text:c="3"/>18780048 <text:s text:c="2"/>17782237 <text:s text:c="3"/>58025008 <text:s text:c="3"/>47727529 <text:s text:c="3"/>17782237 <text:s text:c="3"/>47727529</text:p>
          </table:table-cell>
          <table:table-cell office:value-type="string" table:style-name="ce1">
            <text:p>1481544 <text:s text:c="4"/>1030301 <text:s text:c="5"/>970299 <text:s text:c="4"/>1157625 <text:s text:c="4"/>1404928 <text:s text:c="4"/>1157625 <text:s text:c="4"/>1030301 <text:s text:c="3"/>1331000 <text:s text:c="4"/>1560896 <text:s text:c="6"/>97336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2">
            <text:p>20-260-295</text:p>
          </table:table-cell>
          <table:table-cell office:value-type="float" office:value="13147" table:style-name="ce1">
            <text:p>13147</text:p>
          </table:table-cell>
          <table:table-cell office:value-type="float" office:value="4481" table:style-name="ce1">
            <text:p>4481</text:p>
          </table:table-cell>
          <table:table-cell office:value-type="float" office:value="11" table:style-name="ce1">
            <text:p>11</text:p>
          </table:table-cell>
          <table:table-cell office:value-type="float" office:value="21023" table:style-name="ce1">
            <text:p>21023</text:p>
          </table:table-cell>
          <table:table-cell office:value-type="float" office:value="1193" table:style-name="ce1">
            <text:p>1193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22798861" table:style-name="ce1">
            <text:p>2279886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Only he can</text:p>
          </table:table-cell>
          <table:table-cell table:style-name="ce1"/>
          <table:table-cell office:value-type="string" table:style-name="ce1">
            <text:p>1000000 <text:s text:c="4"/>1030301 <text:s text:c="5"/>970299 <text:s text:c="4"/>1157625 <text:s text:c="4"/>1061208 <text:s text:c="4"/>1030301 <text:s text:c="4"/>1481544</text:p>
          </table:table-cell>
          <table:table-cell office:value-type="string" table:style-name="ce1">
            <text:p>1560896 <text:s text:c="4"/>1124864 <text:s text:c="4"/>1030301 <text:s text:c="6"/>32768 <text:s text:c="4"/>1295029 <text:s text:c="4"/>1030301 <text:s text:c="4"/>1520875 <text:s text:c="3"/>1520875 <text:s text:c="5"/>912673 <text:s text:c="4"/>1092727 <text:s text:c="4"/>1030301 <text:s text:c="6"/>85184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2">
            <text:p>20-260-220</text:p>
          </table:table-cell>
          <table:table-cell office:value-type="float" office:value="26263" table:style-name="ce1">
            <text:p>26263</text:p>
          </table:table-cell>
          <table:table-cell office:value-type="float" office:value="937" table:style-name="ce1">
            <text:p>937</text:p>
          </table:table-cell>
          <table:table-cell office:value-type="float" office:value="5" table:style-name="ce1">
            <text:p>5</text:p>
          </table:table-cell>
          <table:table-cell office:value-type="float" office:value="30109" table:style-name="ce1">
            <text:p>30109</text:p>
          </table:table-cell>
          <table:table-cell office:value-type="float" office:value="787" table:style-name="ce1">
            <text:p>787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36394973" table:style-name="ce1">
            <text:p>36394973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ce only he</text:p>
          </table:table-cell>
          <table:table-cell table:style-name="ce1"/>
          <table:table-cell office:value-type="string" table:style-name="ce1">
            <text:p>21309554 <text:s text:c="3"/>15663343 <text:s text:c="4"/>2879838 <text:s text:c="4"/>1883118 <text:s text:c="4"/>9858649 <text:s text:c="4"/>8952838 <text:s text:c="3"/>10592345 <text:s text:c="2"/>12868632 <text:s text:c="4"/>9858649</text:p>
          </table:table-cell>
          <table:table-cell office:value-type="string" table:style-name="ce1">
            <text:p>10812546 <text:s text:c="3"/>36104025 <text:s text:c="4"/>1205107 <text:s text:c="4"/>1205107 <text:s text:c="3"/>28348277 <text:s text:c="3"/>23546779 <text:s text:c="4"/>8249900 <text:s text:c="2"/>36104025 <text:s text:c="3"/>18521934 <text:s text:c="3"/>27777398 <text:s text:c="3"/>24575075 <text:s text:c="3"/>18521934 <text:s text:c="3"/>19139329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2">
            <text:p>20-270-542</text:p>
          </table:table-cell>
          <table:table-cell office:value-type="float" office:value="22003" table:style-name="ce1">
            <text:p>22003</text:p>
          </table:table-cell>
          <table:table-cell office:value-type="float" office:value="2617" table:style-name="ce1">
            <text:p>2617</text:p>
          </table:table-cell>
          <table:table-cell office:value-type="float" office:value="5" table:style-name="ce1">
            <text:p>5</text:p>
          </table:table-cell>
          <table:table-cell office:value-type="float" office:value="35527" table:style-name="ce1">
            <text:p>35527</text:p>
          </table:table-cell>
          <table:table-cell office:value-type="float" office:value="1597" table:style-name="ce1">
            <text:p>1597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52850299" table:style-name="ce1">
            <text:p>52850299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decryption</text:p>
          </table:table-cell>
          <table:table-cell table:style-name="ce1"/>
          <table:table-cell office:value-type="string" table:style-name="ce1">
            <text:p>11572414 <text:s text:c="3"/>13825986 <text:s text:c="4"/>8789718 <text:s text:c="3"/>35753119</text:p>
          </table:table-cell>
          <table:table-cell office:value-type="string" table:style-name="ce1">
            <text:p>45556581 <text:s text:c="4"/>7044018 <text:s text:c="3"/>12870569 <text:s text:c="3"/>44551527 <text:s text:c="3"/>38293696 <text:s text:c="3"/>38293696 <text:s text:c="4"/>7462727 <text:s text:c="2"/>37092876 <text:s text:c="3"/>44551527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2">
            <text:p>20-259-941</text:p>
          </table:table-cell>
          <table:table-cell office:value-type="float" office:value="25163" table:style-name="ce1">
            <text:p>25163</text:p>
          </table:table-cell>
          <table:table-cell office:value-type="float" office:value="1181" table:style-name="ce1">
            <text:p>1181</text:p>
          </table:table-cell>
          <table:table-cell office:value-type="float" office:value="3" table:style-name="ce1">
            <text:p>3</text:p>
          </table:table-cell>
          <table:table-cell office:value-type="float" office:value="31033" table:style-name="ce1">
            <text:p>31033</text:p>
          </table:table-cell>
          <table:table-cell office:value-type="float" office:value="1231" table:style-name="ce1">
            <text:p>1231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60992851" table:style-name="ce1">
            <text:p>6099285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an be signed</text:p>
          </table:table-cell>
          <table:table-cell table:style-name="ce1"/>
          <table:table-cell office:value-type="string" table:style-name="ce1">
            <text:p>36799613 <text:s text:c="3"/>37725837 <text:s text:c="3"/>17785329 <text:s text:c="3"/>35656272 <text:s text:c="3"/>11810843 <text:s text:c="3"/>16479291 <text:s text:c="3"/>18155209 <text:s text:c="2"/>16479291</text:p>
          </table:table-cell>
          <table:table-cell office:value-type="string" table:style-name="ce1">
            <text:p>57475744 <text:s text:c="3"/>41397759 <text:s text:c="3"/>15309766 <text:s text:c="4"/>5258443 <text:s text:c="3"/>48341117 <text:s text:c="3"/>21875832 <text:s text:c="3"/>19330129 <text:s/>54996528 <text:s text:c="3"/>15462926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2">
            <text:p>08-124-703</text:p>
          </table:table-cell>
          <table:table-cell office:value-type="float" office:value="6451" table:style-name="ce1">
            <text:p>6451</text:p>
          </table:table-cell>
          <table:table-cell office:value-type="float" office:value="13367" table:style-name="ce1">
            <text:p>13367</text:p>
          </table:table-cell>
          <table:table-cell office:value-type="float" office:value="7" table:style-name="ce1">
            <text:p>7</text:p>
          </table:table-cell>
          <table:table-cell office:value-type="float" office:value="7879" table:style-name="ce1">
            <text:p>7879</text:p>
          </table:table-cell>
          <table:table-cell office:value-type="float" office:value="11587" table:style-name="ce1">
            <text:p>11587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94729993" table:style-name="ce1">
            <text:p>94729993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with the novel</text:p>
          </table:table-cell>
          <table:table-cell table:style-name="ce1"/>
          <table:table-cell office:value-type="string" table:style-name="ce1">
            <text:p>3680043 <text:s text:c="3"/>82411494 <text:s text:c="3"/>52490519 <text:s text:c="4"/>3680043 <text:s text:c="3"/>11293606 <text:s text:c="3"/>82411494 <text:s text:c="4"/>5802786 <text:s text:c="3"/>9936269</text:p>
          </table:table-cell>
          <table:table-cell office:value-type="string" table:style-name="ce1">
            <text:p>68088123 <text:s text:c="3"/>41089920 <text:s text:c="3"/>61640887 <text:s text:c="3"/>68088123 <text:s text:c="3"/>33554432 <text:s text:c="4"/>3638134 <text:s text:c="3"/>41851974 <text:s text:c="2"/>39858633 <text:s text:c="3"/>10131853 <text:s text:c="3"/>68996563 <text:s text:c="3"/>36901199 <text:s text:c="3"/>10131853 <text:s text:c="3"/>76136512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2">
            <text:p>20-260-212</text:p>
          </table:table-cell>
          <table:table-cell office:value-type="float" office:value="9679" table:style-name="ce1">
            <text:p>9679</text:p>
          </table:table-cell>
          <table:table-cell office:value-type="float" office:value="31393" table:style-name="ce1">
            <text:p>31393</text:p>
          </table:table-cell>
          <table:table-cell office:value-type="float" office:value="5" table:style-name="ce1">
            <text:p>5</text:p>
          </table:table-cell>
          <table:table-cell office:value-type="float" office:value="19319" table:style-name="ce1">
            <text:p>19319</text:p>
          </table:table-cell>
          <table:table-cell office:value-type="float" office:value="40153" table:style-name="ce1">
            <text:p>40153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78427367" table:style-name="ce1">
            <text:p>78427367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revealing</text:p>
          </table:table-cell>
          <table:table-cell table:style-name="ce1"/>
          <table:table-cell office:value-type="string" table:style-name="ce1">
            <text:p>5706795 <text:s text:c="3"/>37360752 <text:s text:c="3"/>33554432 <text:s text:c="2"/>11293606 <text:s text:c="3"/>37360752 <text:s text:c="3"/>15327307 <text:s text:c="3"/>82411494 <text:s text:c="4"/>9936269 <text:s text:c="4"/>3680043 <text:s text:c="3"/>5802786 <text:s text:c="3"/>72953378 <text:s text:c="3"/>52490519 <text:s text:c="2"/>37360752</text:p>
          </table:table-cell>
          <table:table-cell office:value-type="string" table:style-name="ce1">
            <text:p>65445981 <text:s text:c="5"/>833323 <text:s text:c="3"/>56393491 <text:s text:c="3"/>33554432 <text:s text:c="3"/>39724391 <text:s text:c="3"/>67125013 <text:s text:c="5"/>833323 <text:s text:c="2"/>36165923 <text:s text:c="3"/>33554432 <text:s text:c="3"/>27489765 <text:s text:c="3"/>67125013 <text:s text:c="3"/>63309587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2">
            <text:p>17-268-442</text:p>
          </table:table-cell>
          <table:table-cell office:value-type="float" office:value="1229" table:style-name="ce1">
            <text:p>1229</text:p>
          </table:table-cell>
          <table:table-cell office:value-type="float" office:value="46451" table:style-name="ce1">
            <text:p>46451</text:p>
          </table:table-cell>
          <table:table-cell office:value-type="float" office:value="3" table:style-name="ce1">
            <text:p>3</text:p>
          </table:table-cell>
          <table:table-cell office:value-type="float" office:value="709" table:style-name="ce1">
            <text:p>709</text:p>
          </table:table-cell>
          <table:table-cell office:value-type="float" office:value="53327" table:style-name="ce1">
            <text:p>53327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74388689" table:style-name="ce1">
            <text:p>74388689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thereby</text:p>
          </table:table-cell>
          <table:table-cell table:style-name="ce1"/>
          <table:table-cell office:value-type="string" table:style-name="ce1">
            <text:p>9444737 <text:s text:c="3"/>37050990 <text:s text:c="4"/>3227553 <text:s text:c="3"/>37050990 <text:s text:c="4"/>4732896 <text:s text:c="3"/>23449684 <text:s text:c="3"/>33554432 <text:s text:c="2"/>19508711 <text:s text:c="3"/>29890421 <text:s text:c="3"/>37050990</text:p>
          </table:table-cell>
          <table:table-cell office:value-type="string" table:style-name="ce1">
            <text:p>36689125 <text:s text:c="3"/>11061053 <text:s text:c="3"/>66787729 <text:s text:c="3"/>66787729 <text:s text:c="3"/>18913872 <text:s/>12761804 <text:s text:c="3"/>57936475 <text:s text:c="3"/>11061053 <text:s text:c="3"/>50359351 <text:s text:c="3"/>29264190 <text:s/>43198986 <text:s text:c="3"/>50359351 <text:s text:c="3"/>46297964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2">
            <text:p>20-254-959</text:p>
          </table:table-cell>
          <table:table-cell office:value-type="float" office:value="12601" table:style-name="ce1">
            <text:p>12601</text:p>
          </table:table-cell>
          <table:table-cell office:value-type="float" office:value="5503" table:style-name="ce1">
            <text:p>5503</text:p>
          </table:table-cell>
          <table:table-cell office:value-type="float" office:value="11" table:style-name="ce1">
            <text:p>11</text:p>
          </table:table-cell>
          <table:table-cell office:value-type="float" office:value="10631" table:style-name="ce1">
            <text:p>10631</text:p>
          </table:table-cell>
          <table:table-cell office:value-type="float" office:value="2677" table:style-name="ce1">
            <text:p>2677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76788233" table:style-name="ce1">
            <text:p>76788233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decryption</text:p>
          </table:table-cell>
          <table:table-cell table:style-name="ce1"/>
          <table:table-cell office:value-type="string" table:style-name="ce1">
            <text:p>2459856 <text:s text:c="4"/>8423650 <text:s text:c="4"/>4542073 <text:s text:c="3"/>22126685 <text:s text:c="4"/>9499659 <text:s text:c="3"/>16706501 <text:s text:c="4"/>3215422</text:p>
          </table:table-cell>
          <table:table-cell office:value-type="string" table:style-name="ce1">
            <text:p>33988210 <text:s text:c="3"/>63846394 <text:s text:c="3"/>71843062 <text:s text:c="3"/>33554432 <text:s text:c="3"/>40228967 <text:s text:c="3"/>59184369 <text:s text:c="3"/>33958524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2">
            <text:p>20-262-119</text:p>
          </table:table-cell>
          <table:table-cell office:value-type="float" office:value="613" table:style-name="ce1">
            <text:p>613</text:p>
          </table:table-cell>
          <table:table-cell office:value-type="float" office:value="71333" table:style-name="ce1">
            <text:p>71333</text:p>
          </table:table-cell>
          <table:table-cell office:value-type="float" office:value="5" table:style-name="ce1">
            <text:p>5</text:p>
          </table:table-cell>
          <table:table-cell office:value-type="float" office:value="9181" table:style-name="ce1">
            <text:p>9181</text:p>
          </table:table-cell>
          <table:table-cell office:value-type="float" office:value="7607" table:style-name="ce1">
            <text:p>7607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59581517" table:style-name="ce1">
            <text:p>59581517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mportant</text:p>
          </table:table-cell>
          <table:table-cell table:style-name="ce1"/>
          <table:table-cell office:value-type="string" table:style-name="ce1">
            <text:p>64129041 <text:s text:c="3"/>39544690 <text:s text:c="3"/>43345112 <text:s text:c="3"/>23169428 <text:s text:c="3"/>50663390 <text:s text:c="3"/>67264627 <text:s text:c="3"/>24190400 <text:s text:c="2"/>50663390 <text:s text:c="3"/>43345112 <text:s text:c="3"/>64129041 <text:s text:c="3"/>50663390 <text:s text:c="3"/>23169428 <text:s text:c="3"/>66612214</text:p>
          </table:table-cell>
          <table:table-cell office:value-type="string" table:style-name="ce1">
            <text:p>18949064 <text:s text:c="3"/>29356844 <text:s text:c="3"/>13081887 <text:s text:c="3"/>21787626 <text:s text:c="3"/>45570224 <text:s text:c="4"/>9688275 <text:s text:c="3"/>21787626 <text:s text:c="4"/>34605777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2">
            <text:p>20-270-625</text:p>
          </table:table-cell>
          <table:table-cell office:value-type="float" office:value="15277" table:style-name="ce1">
            <text:p>15277</text:p>
          </table:table-cell>
          <table:table-cell office:value-type="float" office:value="4817" table:style-name="ce1">
            <text:p>4817</text:p>
          </table:table-cell>
          <table:table-cell office:value-type="float" office:value="5" table:style-name="ce1">
            <text:p>5</text:p>
          </table:table-cell>
          <table:table-cell office:value-type="float" office:value="25253" table:style-name="ce1">
            <text:p>25253</text:p>
          </table:table-cell>
          <table:table-cell office:value-type="float" office:value="859" table:style-name="ce1">
            <text:p>859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36904181" table:style-name="ce1">
            <text:p>3690418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or other</text:p>
          </table:table-cell>
          <table:table-cell table:style-name="ce1"/>
          <table:table-cell office:value-type="string" table:style-name="ce1">
            <text:p>4784746 <text:s text:c="3"/>11014233 <text:s text:c="4"/>8661273 <text:s text:c="3"/>15230087 <text:s text:c="3"/>13051775 <text:s text:c="3"/>11014233</text:p>
          </table:table-cell>
          <table:table-cell office:value-type="string" table:style-name="ce1">
            <text:p>34100253 <text:s text:c="3"/>29313097 <text:s text:c="3"/>25570265 <text:s text:c="3"/>14877084 <text:s text:c="5"/>793230 <text:s text:c="3"/>33554432 <text:s text:c="3"/>25570265 <text:s text:c="2"/>27067523 <text:s text:c="3"/>29313097 <text:s text:c="3"/>33554432 <text:s text:c="3"/>14877084 <text:s text:c="3"/>22275015 <text:s text:c="4"/>4937587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2">
            <text:p>20-261-954</text:p>
          </table:table-cell>
          <table:table-cell office:value-type="float" office:value="13451" table:style-name="ce1">
            <text:p>13451</text:p>
          </table:table-cell>
          <table:table-cell office:value-type="float" office:value="2621" table:style-name="ce1">
            <text:p>2621</text:p>
          </table:table-cell>
          <table:table-cell office:value-type="float" office:value="3" table:style-name="ce1">
            <text:p>3</text:p>
          </table:table-cell>
          <table:table-cell office:value-type="float" office:value="1451" table:style-name="ce1">
            <text:p>1451</text:p>
          </table:table-cell>
          <table:table-cell office:value-type="float" office:value="15161" table:style-name="ce1">
            <text:p>15161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77526089" table:style-name="ce1">
            <text:p>7752608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eeded to</text:p>
          </table:table-cell>
          <table:table-cell table:style-name="ce1"/>
          <table:table-cell office:value-type="string" table:style-name="ce1">
            <text:p>1560896     1481544      912673     1331000     1520875     1295029     1157625    1560896</text:p>
          </table:table-cell>
          <table:table-cell office:value-type="string" table:style-name="ce1">
            <text:p>64120834    17019509    25668535    32627809    18145261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2">
            <text:p>10-162-287</text:p>
          </table:table-cell>
          <table:table-cell office:value-type="float" office:value="25247" table:style-name="ce1">
            <text:p>25247</text:p>
          </table:table-cell>
          <table:table-cell office:value-type="float" office:value="1171" table:style-name="ce1">
            <text:p>1171</text:p>
          </table:table-cell>
          <table:table-cell office:value-type="float" office:value="7" table:style-name="ce1">
            <text:p>7</text:p>
          </table:table-cell>
          <table:table-cell office:value-type="float" office:value="33461" table:style-name="ce1">
            <text:p>33461</text:p>
          </table:table-cell>
          <table:table-cell office:value-type="float" office:value="1193" table:style-name="ce1">
            <text:p>1193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56519363" table:style-name="ce1">
            <text:p>5651936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ince a</text:p>
          </table:table-cell>
          <table:table-cell table:style-name="ce1"/>
          <table:table-cell office:value-type="string" table:style-name="ce1">
            <text:p>1295029 <text:s text:c="4"/>1030301 <text:s text:c="4"/>1520875 <text:s text:c="4"/>1520875 <text:s text:c="5"/>912673 <text:s text:c="4"/>1092727 <text:s text:c="4"/>1030301</text:p>
          </table:table-cell>
          <table:table-cell office:value-type="string" table:style-name="ce1">
            <text:p>14647515 <text:s text:c="3"/>52916444 <text:s text:c="3"/>53600908 <text:s text:c="3"/>33554432 <text:s text:c="3"/>52629251 <text:s text:c="3"/>54018346 <text:s text:c="3"/>33554432 <text:s text:c="2"/>54018346 <text:s text:c="3"/>53600908 <text:s text:c="3"/>14647515 <text:s text:c="3"/>45958950 <text:s text:c="3"/>45894939 <text:s text:c="3"/>14865979 <text:s text:c="3"/>54018346 <text:s text:c="2"/>37562404 <text:s text:c="3"/>54018346 <text:s text:c="3"/>52592112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2">
            <text:p>20-270-617</text:p>
          </table:table-cell>
          <table:table-cell office:value-type="float" office:value="20399" table:style-name="ce1">
            <text:p>20399</text:p>
          </table:table-cell>
          <table:table-cell office:value-type="float" office:value="1583" table:style-name="ce1">
            <text:p>1583</text:p>
          </table:table-cell>
          <table:table-cell office:value-type="float" office:value="3" table:style-name="ce1">
            <text:p>3</text:p>
          </table:table-cell>
          <table:table-cell office:value-type="float" office:value="19319" table:style-name="ce1">
            <text:p>19319</text:p>
          </table:table-cell>
          <table:table-cell office:value-type="float" office:value="2203" table:style-name="ce1">
            <text:p>2203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17311421" table:style-name="ce1">
            <text:p>1731142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using an</text:p>
          </table:table-cell>
          <table:table-cell table:style-name="ce1"/>
          <table:table-cell office:value-type="string" table:style-name="ce1">
            <text:p>40400279 <text:s text:c="3"/>17511854 <text:s text:c="3"/>19074688 <text:s text:c="3"/>17135660 <text:s text:c="3"/>18532588 <text:s text:c="4"/>3677434 <text:s text:c="3"/>21456375 <text:s/>37448282 <text:s text:c="3"/>39477536 <text:s text:c="3"/>17511854</text:p>
          </table:table-cell>
          <table:table-cell office:value-type="string" table:style-name="ce1">
            <text:p>3164993 <text:s text:c="4"/>9887976 <text:s text:c="3"/>10744366 <text:s text:c="3"/>13879104 <text:s text:c="3"/>13525454 <text:s text:c="5"/>799698 <text:s text:c="5"/>996396 <text:s text:c="2"/>16811950 <text:s text:c="4"/>7927423 <text:s text:c="4"/>9116073 <text:s text:c="3"/>16811950 <text:s text:c="3"/>10744366 <text:s text:c="3"/>13879104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2">
            <text:p>20-260-238</text:p>
          </table:table-cell>
          <table:table-cell office:value-type="float" office:value="19301" table:style-name="ce1">
            <text:p>19301</text:p>
          </table:table-cell>
          <table:table-cell office:value-type="float" office:value="2909" table:style-name="ce1">
            <text:p>2909</text:p>
          </table:table-cell>
          <table:table-cell office:value-type="float" office:value="3" table:style-name="ce1">
            <text:p>3</text:p>
          </table:table-cell>
          <table:table-cell office:value-type="float" office:value="17707" table:style-name="ce1">
            <text:p>17707</text:p>
          </table:table-cell>
          <table:table-cell office:value-type="float" office:value="4357" table:style-name="ce1">
            <text:p>4357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33232921" table:style-name="ce1">
            <text:p>3323292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revealed by</text:p>
          </table:table-cell>
          <table:table-cell table:style-name="ce1"/>
          <table:table-cell office:value-type="string" table:style-name="ce1">
            <text:p>18780048 <text:s text:c="3"/>54073381 <text:s text:c="3"/>17782237 <text:s text:c="3"/>33554432 <text:s text:c="3"/>33164790 <text:s text:c="3"/>58025008 <text:s text:c="3"/>18780048 <text:s text:c="2"/>17782237 <text:s text:c="3"/>58025008 <text:s text:c="3"/>47727529 <text:s text:c="3"/>17782237 <text:s text:c="3"/>47727529</text:p>
          </table:table-cell>
          <table:table-cell office:value-type="string" table:style-name="ce1">
            <text:p>1481544 <text:s text:c="4"/>1030301 <text:s text:c="5"/>970299 <text:s text:c="4"/>1157625 <text:s text:c="4"/>1404928 <text:s text:c="4"/>1157625 <text:s text:c="4"/>1030301 <text:s text:c="3"/>1331000 <text:s text:c="4"/>1560896 <text:s text:c="6"/>97336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2">
            <text:p>20-259-966</text:p>
          </table:table-cell>
          <table:table-cell office:value-type="float" office:value="13147" table:style-name="ce1">
            <text:p>13147</text:p>
          </table:table-cell>
          <table:table-cell office:value-type="float" office:value="4481" table:style-name="ce1">
            <text:p>4481</text:p>
          </table:table-cell>
          <table:table-cell office:value-type="float" office:value="11" table:style-name="ce1">
            <text:p>11</text:p>
          </table:table-cell>
          <table:table-cell office:value-type="float" office:value="21023" table:style-name="ce1">
            <text:p>21023</text:p>
          </table:table-cell>
          <table:table-cell office:value-type="float" office:value="1193" table:style-name="ce1">
            <text:p>1193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22798861" table:style-name="ce1">
            <text:p>2279886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Only he can</text:p>
          </table:table-cell>
          <table:table-cell table:style-name="ce1"/>
          <table:table-cell office:value-type="string" table:style-name="ce1">
            <text:p>1000000 <text:s text:c="4"/>1030301 <text:s text:c="5"/>970299 <text:s text:c="4"/>1157625 <text:s text:c="4"/>1061208 <text:s text:c="4"/>1030301 <text:s text:c="4"/>1481544</text:p>
          </table:table-cell>
          <table:table-cell office:value-type="string" table:style-name="ce1">
            <text:p>1560896 <text:s text:c="4"/>1124864 <text:s text:c="4"/>1030301 <text:s text:c="6"/>32768 <text:s text:c="4"/>1295029 <text:s text:c="4"/>1030301 <text:s text:c="4"/>1520875 <text:s text:c="3"/>1520875 <text:s text:c="5"/>912673 <text:s text:c="4"/>1092727 <text:s text:c="4"/>1030301 <text:s text:c="6"/>85184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2">
            <text:p>20-262-150</text:p>
          </table:table-cell>
          <table:table-cell office:value-type="float" office:value="19301" table:style-name="ce1">
            <text:p>19301</text:p>
          </table:table-cell>
          <table:table-cell office:value-type="float" office:value="2909" table:style-name="ce1">
            <text:p>2909</text:p>
          </table:table-cell>
          <table:table-cell office:value-type="float" office:value="3" table:style-name="ce1">
            <text:p>3</text:p>
          </table:table-cell>
          <table:table-cell office:value-type="float" office:value="17707" table:style-name="ce1">
            <text:p>17707</text:p>
          </table:table-cell>
          <table:table-cell office:value-type="float" office:value="4357" table:style-name="ce1">
            <text:p>4357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33232921" table:style-name="ce1">
            <text:p>3323292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revealed by</text:p>
          </table:table-cell>
          <table:table-cell table:style-name="ce1"/>
          <table:table-cell office:value-type="string" table:style-name="ce1">
            <text:p>18780048 <text:s text:c="3"/>54073381 <text:s text:c="3"/>17782237 <text:s text:c="3"/>33554432 <text:s text:c="3"/>33164790 <text:s text:c="3"/>58025008 <text:s text:c="3"/>18780048 <text:s text:c="2"/>17782237 <text:s text:c="3"/>58025008 <text:s text:c="3"/>47727529 <text:s text:c="3"/>17782237 <text:s text:c="3"/>47727529</text:p>
          </table:table-cell>
          <table:table-cell office:value-type="string" table:style-name="ce1">
            <text:p>1481544 <text:s text:c="4"/>1030301 <text:s text:c="5"/>970299 <text:s text:c="4"/>1157625 <text:s text:c="4"/>1404928 <text:s text:c="4"/>1157625 <text:s text:c="4"/>1030301 <text:s text:c="3"/>1331000 <text:s text:c="4"/>1560896 <text:s text:c="6"/>97336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2">
            <text:p>20-256-350</text:p>
          </table:table-cell>
          <table:table-cell office:value-type="float" office:value="13147" table:style-name="ce1">
            <text:p>13147</text:p>
          </table:table-cell>
          <table:table-cell office:value-type="float" office:value="4481" table:style-name="ce1">
            <text:p>4481</text:p>
          </table:table-cell>
          <table:table-cell office:value-type="float" office:value="11" table:style-name="ce1">
            <text:p>11</text:p>
          </table:table-cell>
          <table:table-cell office:value-type="float" office:value="21023" table:style-name="ce1">
            <text:p>21023</text:p>
          </table:table-cell>
          <table:table-cell office:value-type="float" office:value="1193" table:style-name="ce1">
            <text:p>1193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22798861" table:style-name="ce1">
            <text:p>2279886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Only he can</text:p>
          </table:table-cell>
          <table:table-cell table:style-name="ce1"/>
          <table:table-cell office:value-type="string" table:style-name="ce1">
            <text:p>1000000 <text:s text:c="4"/>1030301 <text:s text:c="5"/>970299 <text:s text:c="4"/>1157625 <text:s text:c="4"/>1061208 <text:s text:c="4"/>1030301 <text:s text:c="4"/>1481544</text:p>
          </table:table-cell>
          <table:table-cell office:value-type="string" table:style-name="ce1">
            <text:p>1560896 <text:s text:c="4"/>1124864 <text:s text:c="4"/>1030301 <text:s text:c="6"/>32768 <text:s text:c="4"/>1295029 <text:s text:c="4"/>1030301 <text:s text:c="4"/>1520875 <text:s text:c="3"/>1520875 <text:s text:c="5"/>912673 <text:s text:c="4"/>1092727 <text:s text:c="4"/>1030301 <text:s text:c="6"/>85184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2">
            <text:p>20-256-335</text:p>
          </table:table-cell>
          <table:table-cell office:value-type="float" office:value="26263" table:style-name="ce1">
            <text:p>26263</text:p>
          </table:table-cell>
          <table:table-cell office:value-type="float" office:value="937" table:style-name="ce1">
            <text:p>937</text:p>
          </table:table-cell>
          <table:table-cell office:value-type="float" office:value="5" table:style-name="ce1">
            <text:p>5</text:p>
          </table:table-cell>
          <table:table-cell office:value-type="float" office:value="30109" table:style-name="ce1">
            <text:p>30109</text:p>
          </table:table-cell>
          <table:table-cell office:value-type="float" office:value="787" table:style-name="ce1">
            <text:p>787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36394973" table:style-name="ce1">
            <text:p>36394973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ce only he</text:p>
          </table:table-cell>
          <table:table-cell table:style-name="ce1"/>
          <table:table-cell office:value-type="string" table:style-name="ce1">
            <text:p>21309554 <text:s text:c="3"/>15663343 <text:s text:c="4"/>2879838 <text:s text:c="4"/>1883118 <text:s text:c="4"/>9858649 <text:s text:c="4"/>8952838 <text:s text:c="3"/>10592345 <text:s text:c="2"/>12868632 <text:s text:c="4"/>9858649</text:p>
          </table:table-cell>
          <table:table-cell office:value-type="string" table:style-name="ce1">
            <text:p>10812546 <text:s text:c="3"/>36104025 <text:s text:c="4"/>1205107 <text:s text:c="4"/>1205107 <text:s text:c="3"/>28348277 <text:s text:c="3"/>23546779 <text:s text:c="4"/>8249900 <text:s text:c="2"/>36104025 <text:s text:c="3"/>18521934 <text:s text:c="3"/>27777398 <text:s text:c="3"/>24575075 <text:s text:c="3"/>18521934 <text:s text:c="3"/>19139329</text:p>
          </table:table-cell>
          <table:table-cell table:number-columns-repeated="16368"/>
        </table:table-row>
        <table:table-row table:number-rows-repeated="104852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_32_2" style:display-name="20% - Accent1 2" style:family="table-cell" style:data-style-name="N0">
      <style:table-cell-properties fo:background-color="#D9E1F2"/>
      <style:text-properties fo:font-size="12pt" style:font-size-asian="12pt" style:font-size-complex="12pt"/>
    </style:style>
    <style:style style:name="_50_0_37__32_-_32_Accent2_32_2" style:display-name="20% - Accent2 2" style:family="table-cell" style:data-style-name="N0">
      <style:table-cell-properties fo:background-color="#FCE4D6"/>
      <style:text-properties fo:font-size="12pt" style:font-size-asian="12pt" style:font-size-complex="12pt"/>
    </style:style>
    <style:style style:name="_50_0_37__32_-_32_Accent3_32_2" style:display-name="20% - Accent3 2" style:family="table-cell" style:data-style-name="N0">
      <style:table-cell-properties fo:background-color="#EDEDED"/>
      <style:text-properties fo:font-size="12pt" style:font-size-asian="12pt" style:font-size-complex="12pt"/>
    </style:style>
    <style:style style:name="_50_0_37__32_-_32_Accent4_32_2" style:display-name="20% - Accent4 2" style:family="table-cell" style:data-style-name="N0">
      <style:table-cell-properties fo:background-color="#FFF2CC"/>
      <style:text-properties fo:font-size="12pt" style:font-size-asian="12pt" style:font-size-complex="12pt"/>
    </style:style>
    <style:style style:name="_50_0_37__32_-_32_Accent5_32_2" style:display-name="20% - Accent5 2" style:family="table-cell" style:data-style-name="N0">
      <style:table-cell-properties fo:background-color="#DDEBF7"/>
      <style:text-properties fo:font-size="12pt" style:font-size-asian="12pt" style:font-size-complex="12pt"/>
    </style:style>
    <style:style style:name="_50_0_37__32_-_32_Accent6_32_2" style:display-name="20% - Accent6 2" style:family="table-cell" style:data-style-name="N0">
      <style:table-cell-properties fo:background-color="#E2EFDA"/>
      <style:text-properties fo:font-size="12pt" style:font-size-asian="12pt" style:font-size-complex="12pt"/>
    </style:style>
    <style:style style:name="_52_0_37__32_-_32_Accent1_32_2" style:display-name="40% - Accent1 2" style:family="table-cell" style:data-style-name="N0">
      <style:table-cell-properties fo:background-color="#B4C6E7"/>
      <style:text-properties fo:font-size="12pt" style:font-size-asian="12pt" style:font-size-complex="12pt"/>
    </style:style>
    <style:style style:name="_52_0_37__32_-_32_Accent2_32_2" style:display-name="40% - Accent2 2" style:family="table-cell" style:data-style-name="N0">
      <style:table-cell-properties fo:background-color="#F8CBAD"/>
      <style:text-properties fo:font-size="12pt" style:font-size-asian="12pt" style:font-size-complex="12pt"/>
    </style:style>
    <style:style style:name="_52_0_37__32_-_32_Accent3_32_2" style:display-name="40% - Accent3 2" style:family="table-cell" style:data-style-name="N0">
      <style:table-cell-properties fo:background-color="#DBDBDB"/>
      <style:text-properties fo:font-size="12pt" style:font-size-asian="12pt" style:font-size-complex="12pt"/>
    </style:style>
    <style:style style:name="_52_0_37__32_-_32_Accent4_32_2" style:display-name="40% - Accent4 2" style:family="table-cell" style:data-style-name="N0">
      <style:table-cell-properties fo:background-color="#FFE699"/>
      <style:text-properties fo:font-size="12pt" style:font-size-asian="12pt" style:font-size-complex="12pt"/>
    </style:style>
    <style:style style:name="_52_0_37__32_-_32_Accent5_32_2" style:display-name="40% - Accent5 2" style:family="table-cell" style:data-style-name="N0">
      <style:table-cell-properties fo:background-color="#BDD7EE"/>
      <style:text-properties fo:font-size="12pt" style:font-size-asian="12pt" style:font-size-complex="12pt"/>
    </style:style>
    <style:style style:name="_52_0_37__32_-_32_Accent6_32_2" style:display-name="40% - Accent6 2" style:family="table-cell" style:data-style-name="N0">
      <style:table-cell-properties fo:background-color="#C6E0B4"/>
      <style:text-properties fo:font-size="12pt" style:font-size-asian="12pt" style:font-size-complex="12pt"/>
    </style:style>
    <style:style style:name="_54_0_37__32_-_32_Accent1_32_2" style:display-name="60% - Accent1 2" style:family="table-cell" style:data-style-name="N0">
      <style:table-cell-properties fo:background-color="#8EA9DB"/>
      <style:text-properties fo:font-size="12pt" style:font-size-asian="12pt" style:font-size-complex="12pt"/>
    </style:style>
    <style:style style:name="_54_0_37__32_-_32_Accent2_32_2" style:display-name="60% - Accent2 2" style:family="table-cell" style:data-style-name="N0">
      <style:table-cell-properties fo:background-color="#F4B084"/>
      <style:text-properties fo:font-size="12pt" style:font-size-asian="12pt" style:font-size-complex="12pt"/>
    </style:style>
    <style:style style:name="_54_0_37__32_-_32_Accent3_32_2" style:display-name="60% - Accent3 2" style:family="table-cell" style:data-style-name="N0">
      <style:table-cell-properties fo:background-color="#C9C9C9"/>
      <style:text-properties fo:font-size="12pt" style:font-size-asian="12pt" style:font-size-complex="12pt"/>
    </style:style>
    <style:style style:name="_54_0_37__32_-_32_Accent4_32_2" style:display-name="60% - Accent4 2" style:family="table-cell" style:data-style-name="N0">
      <style:table-cell-properties fo:background-color="#FFD966"/>
      <style:text-properties fo:font-size="12pt" style:font-size-asian="12pt" style:font-size-complex="12pt"/>
    </style:style>
    <style:style style:name="_54_0_37__32_-_32_Accent5_32_2" style:display-name="60% - Accent5 2" style:family="table-cell" style:data-style-name="N0">
      <style:table-cell-properties fo:background-color="#9BC2E6"/>
      <style:text-properties fo:font-size="12pt" style:font-size-asian="12pt" style:font-size-complex="12pt"/>
    </style:style>
    <style:style style:name="_54_0_37__32_-_32_Accent6_32_2" style:display-name="60% - Accent6 2" style:family="table-cell" style:data-style-name="N0">
      <style:table-cell-properties fo:background-color="#A9D08E"/>
      <style:text-properties fo:font-size="12pt" style:font-size-asian="12pt" style:font-size-complex="12pt"/>
    </style:style>
    <style:style style:name="Accent1_32_2" style:display-name="Accent1 2" style:family="table-cell" style:data-style-name="N0">
      <style:table-cell-properties fo:background-color="#4472C4"/>
      <style:text-properties fo:color="#FFFFFF" fo:font-size="12pt" style:font-size-asian="12pt" style:font-size-complex="12pt"/>
    </style:style>
    <style:style style:name="Accent2_32_2" style:display-name="Accent2 2" style:family="table-cell" style:data-style-name="N0">
      <style:table-cell-properties fo:background-color="#ED7D31"/>
      <style:text-properties fo:color="#FFFFFF" fo:font-size="12pt" style:font-size-asian="12pt" style:font-size-complex="12pt"/>
    </style:style>
    <style:style style:name="Accent3_32_2" style:display-name="Accent3 2" style:family="table-cell" style:data-style-name="N0">
      <style:table-cell-properties fo:background-color="#A5A5A5"/>
      <style:text-properties fo:color="#FFFFFF" fo:font-size="12pt" style:font-size-asian="12pt" style:font-size-complex="12pt"/>
    </style:style>
    <style:style style:name="Accent4_32_2" style:display-name="Accent4 2" style:family="table-cell" style:data-style-name="N0">
      <style:table-cell-properties fo:background-color="#FFC000"/>
      <style:text-properties fo:color="#FFFFFF" fo:font-size="12pt" style:font-size-asian="12pt" style:font-size-complex="12pt"/>
    </style:style>
    <style:style style:name="Accent5_32_2" style:display-name="Accent5 2" style:family="table-cell" style:data-style-name="N0">
      <style:table-cell-properties fo:background-color="#5B9BD5"/>
      <style:text-properties fo:color="#FFFFFF" fo:font-size="12pt" style:font-size-asian="12pt" style:font-size-complex="12pt"/>
    </style:style>
    <style:style style:name="Accent6_32_2" style:display-name="Accent6 2" style:family="table-cell" style:data-style-name="N0">
      <style:table-cell-properties fo:background-color="#70AD47"/>
      <style:text-properties fo:color="#FFFFFF" fo:font-size="12pt" style:font-size-asian="12pt" style:font-size-complex="12pt"/>
    </style:style>
    <style:style style:name="Bad_32_2" style:display-name="Bad 2" style:family="table-cell" style:data-style-name="N0">
      <style:table-cell-properties fo:background-color="#FFC7CE"/>
      <style:text-properties fo:color="#9C0006" fo:font-size="12pt" style:font-size-asian="12pt" style:font-size-complex="12pt"/>
    </style:style>
    <style:style style:name="Calculation_32_2" style:display-name="Calculation 2" style:family="table-cell" style:data-style-name="N0">
      <style:table-cell-properties fo:border="thin solid #7F7F7F" fo:background-color="#F2F2F2"/>
      <style:text-properties fo:color="#FA7D00" fo:font-size="12pt" style:font-size-asian="12pt" style:font-size-complex="12pt" fo:font-weight="bold" style:font-weight-asian="bold" style:font-weight-complex="bold"/>
    </style:style>
    <style:style style:name="Check_32_Cell_32_2" style:display-name="Check Cell 2" style:family="table-cell" style:data-style-name="N0">
      <style:table-cell-properties fo:border="thin double #3F3F3F" fo:background-color="#A5A5A5"/>
      <style:text-properties fo:color="#FFFFFF" fo:font-size="12pt" style:font-size-asian="12pt" style:font-size-complex="12pt" fo:font-weight="bold" style:font-weight-asian="bold" style:font-weight-complex="bold"/>
    </style:style>
    <style:style style:name="Explanatory_32_Text_32_2" style:display-name="Explanatory Text 2" style:family="table-cell" style:data-style-name="N0">
      <style:text-properties fo:color="#7F7F7F" fo:font-size="12pt" style:font-size-asian="12pt" style:font-size-complex="12pt" fo:font-style="italic" style:font-style-asian="italic" style:font-style-complex="italic"/>
    </style:style>
    <style:style style:name="Good_32_2" style:display-name="Good 2" style:family="table-cell" style:data-style-name="N0">
      <style:table-cell-properties fo:background-color="#C6EFCE"/>
      <style:text-properties fo:color="#006100" fo:font-size="12pt" style:font-size-asian="12pt" style:font-size-complex="12pt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_32_2" style:display-name="Input 2" style:family="table-cell" style:data-style-name="N0">
      <style:table-cell-properties fo:border="thin solid #7F7F7F" fo:background-color="#FFCC99"/>
      <style:text-properties fo:color="#3F3F76" fo:font-size="12pt" style:font-size-asian="12pt" style:font-size-complex="12pt"/>
    </style:style>
    <style:style style:name="Linked_32_Cell_32_2" style:display-name="Linked Cell 2" style:family="table-cell" style:data-style-name="N0">
      <style:table-cell-properties fo:border-top="none" fo:border-bottom="thin double #FF8001" fo:border-left="none" fo:border-right="none"/>
      <style:text-properties fo:color="#FA7D00" fo:font-size="12pt" style:font-size-asian="12pt" style:font-size-complex="12pt"/>
    </style:style>
    <style:style style:name="Neutral_32_2" style:display-name="Neutral 2" style:family="table-cell" style:data-style-name="N0">
      <style:table-cell-properties fo:background-color="#FFEB9C"/>
      <style:text-properties fo:color="#9C5700" fo:font-size="12pt" style:font-size-asian="12pt" style:font-size-complex="12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ote_32_2" style:display-name="Note 2" style:family="table-cell" style:data-style-name="N0">
      <style:table-cell-properties fo:border="thin solid #B2B2B2" fo:background-color="#FFFFCC"/>
    </style:style>
    <style:style style:name="Output_32_2" style:display-name="Output 2" style:family="table-cell" style:data-style-name="N0">
      <style:table-cell-properties fo:border="thin solid #3F3F3F" fo:background-color="#F2F2F2"/>
      <style:text-properties fo:color="#3F3F3F" fo:font-size="12pt" style:font-size-asian="12pt" style:font-size-complex="12pt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_32_2" style:display-name="Total 2" style:family="table-cell" style:data-style-name="N0">
      <style:table-cell-properties fo:border-top="thin solid #4472C4" fo:border-bottom="thin double #4472C4" fo:border-left="none" fo:border-right="none"/>
      <style:text-properties fo:font-size="12pt" style:font-size-asian="12pt" style:font-size-complex="12pt" fo:font-weight="bold" style:font-weight-asian="bold" style:font-weight-complex="bold"/>
    </style:style>
    <style:style style:name="Warning_32_Text_32_2" style:display-name="Warning Text 2" style:family="table-cell" style:data-style-name="N0">
      <style:text-properties fo:color="#FF0000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430</meta:generator>
    <meta:initial-creator>Daniel Tokarev</meta:initial-creator>
    <dc:creator>Daniel Tokarev</dc:creator>
    <meta:creation-date>2021-10-29T09:41:10Z</meta:creation-date>
    <dc:date>2021-10-29T09:55:37Z</dc:date>
    <meta:editing-duration>PT0S</meta:editing-duration>
  </office:meta>
</office:document-meta>
</file>